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335in"/>
    </style:style>
    <style:style style:name="co3" style:family="table-column">
      <style:table-column-properties fo:break-before="auto" style:column-width="3.1043in"/>
    </style:style>
    <style:style style:name="co4" style:family="table-column">
      <style:table-column-properties fo:break-before="auto" style:column-width="1.6075in"/>
    </style:style>
    <style:style style:name="co5" style:family="table-column">
      <style:table-column-properties fo:break-before="auto" style:column-width="11.0362in"/>
    </style:style>
    <style:style style:name="co6" style:family="table-column">
      <style:table-column-properties fo:break-before="auto" style:column-width="13.9638in"/>
    </style:style>
    <style:style style:name="co7" style:family="table-column">
      <style:table-column-properties fo:break-before="auto" style:column-width="0.6571in"/>
    </style:style>
    <style:style style:name="co8" style:family="table-column">
      <style:table-column-properties fo:break-before="auto" style:column-width="1.4in"/>
    </style:style>
    <style:style style:name="co9" style:family="table-column">
      <style:table-column-properties fo:break-before="auto" style:column-width="1.4984in"/>
    </style:style>
    <style:style style:name="co10" style:family="table-column">
      <style:table-column-properties fo:break-before="auto" style:column-width="1.0071in"/>
    </style:style>
    <style:style style:name="co11" style:family="table-column">
      <style:table-column-properties fo:break-before="auto" style:column-width="1.1598in"/>
    </style:style>
    <style:style style:name="co12" style:family="table-column">
      <style:table-column-properties fo:break-before="auto" style:column-width="2.261in"/>
    </style:style>
    <style:style style:name="ro1" style:family="table-row">
      <style:table-row-properties style:row-height="0.1783in" fo:break-before="auto" style:use-optimal-row-height="true"/>
    </style:style>
    <style:style style:name="ro2" style:family="table-row">
      <style:table-row-properties style:row-height="0.4453in" fo:break-before="auto" style:use-optimal-row-height="false"/>
    </style:style>
    <style:style style:name="ro3" style:family="table-row">
      <style:table-row-properties style:row-height="0.6008in" fo:break-before="auto" style:use-optimal-row-height="false"/>
    </style:style>
    <style:style style:name="ro4" style:family="table-row">
      <style:table-row-properties style:row-height="0.4866in" fo:break-before="auto" style:use-optimal-row-height="false"/>
    </style:style>
    <style:style style:name="ro5" style:family="table-row">
      <style:table-row-properties style:row-height="1.7201in" fo:break-before="auto" style:use-optimal-row-height="false"/>
    </style:style>
    <style:style style:name="ro6" style:family="table-row">
      <style:table-row-properties style:row-height="0.798in" fo:break-before="auto" style:use-optimal-row-height="true"/>
    </style:style>
    <style:style style:name="ro7" style:family="table-row">
      <style:table-row-properties style:row-height="1.0154in" fo:break-before="auto" style:use-optimal-row-height="true"/>
    </style:style>
    <style:style style:name="ro8" style:family="table-row">
      <style:table-row-properties style:row-height="0.1862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1.3984in" fo:break-before="auto" style:use-optimal-row-height="true"/>
    </style:style>
    <style:style style:name="ro11" style:family="table-row">
      <style:table-row-properties style:row-height="1.0047in" fo:break-before="auto" style:use-optimal-row-height="true"/>
    </style:style>
    <style:style style:name="ro12" style:family="table-row">
      <style:table-row-properties style:row-height="0.35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ffff99"/>
      <style:text-properties fo:font-weight="bold" style:font-weight-asian="bold" style:font-weight-complex="bold"/>
    </style:style>
    <style:style style:name="ce5" style:family="table-cell" style:parent-style-name="Default">
      <style:table-cell-properties fo:background-color="#ffffff"/>
    </style:style>
    <style:style style:name="ce6"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0" style:family="table-cell" style:parent-style-name="Default" style:data-style-name="N37"/>
    <style:style style:name="ce11" style:family="table-cell" style:parent-style-name="Default">
      <style:table-cell-properties fo:background-color="#33ff99"/>
    </style:style>
    <style:style style:name="ce12" style:family="table-cell" style:parent-style-name="Default">
      <style:table-cell-properties fo:background-color="#66ff99"/>
    </style:style>
    <style:style style:name="ce13" style:family="table-cell" style:parent-style-name="Default" style:data-style-name="N37">
      <style:text-properties style:font-name="Arial" style:font-name-asian="Andale Sans UI" style:font-name-complex="Tahoma"/>
    </style:style>
    <style:style style:name="ce14" style:family="table-cell" style:parent-style-name="Default">
      <style:table-cell-properties fo:background-color="#ff6600"/>
      <style:text-properties fo:font-weight="bold" style:font-weight-asian="bold" style:font-weight-complex="bold"/>
    </style:style>
    <style:style style:name="ce15" style:family="table-cell" style:parent-style-name="Default">
      <style:table-cell-properties fo:background-color="#ff9999" fo:wrap-option="wrap"/>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transparent"/>
    </style:style>
    <style:style style:name="ce17"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00ff66"/>
    </style:style>
    <style:style style:name="ce19" style:family="table-cell" style:parent-style-name="Default" style:data-style-name="N37">
      <style:table-cell-properties fo:background-color="#66ff99"/>
    </style:style>
    <style:style style:name="ce20" style:family="table-cell" style:parent-style-name="Default">
      <style:text-properties fo:font-style="normal" fo:font-weight="bold" style:font-style-asian="normal" style:font-weight-asian="bold" style:font-style-complex="normal" style:font-weight-complex="bold"/>
    </style:style>
    <style:style style:name="ce7" style:family="table-cell" style:parent-style-name="Default">
      <style:table-cell-properties fo:background-color="#ff6600"/>
    </style:style>
    <style:style style:name="ce8" style:family="table-cell" style:parent-style-name="Default">
      <style:text-properties fo:font-style="italic" fo:font-weight="bold" style:font-style-asian="italic" style:font-weight-asian="bold" style:font-style-complex="italic" style:font-weight-complex="bold"/>
    </style:style>
    <style:style style:name="ce9" style:family="table-cell" style:parent-style-name="Default" style:data-style-name="N37">
      <style:table-cell-properties fo:background-color="#33ff99"/>
    </style:style>
    <style:style style:name="T1" style:family="text">
      <style:text-properties fo:color="#000000" style:font-name="Consolas" fo:font-size="9.5pt" style:font-name-asian="Consolas" style:font-size-asian="9.5pt" style:font-name-complex="Consolas" style:font-size-complex="5.40000009536743pt"/>
    </style:style>
    <style:style style:name="T2" style:family="text">
      <style:text-properties fo:font-size="12pt"/>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3"/>
        <table:table-column table:style-name="co4" table:default-cell-style-name="Default"/>
        <table:table-column table:style-name="co5" table:default-cell-style-name="Default"/>
        <table:table-row table:style-name="ro1" table:number-rows-repeated="4">
          <table:table-cell/>
          <table:table-cell table:style-name="Default" table:number-columns-repeated="2"/>
          <table:table-cell table:number-columns-repeated="2"/>
        </table:table-row>
        <table:table-row table:style-name="ro1">
          <table:table-cell/>
          <table:table-cell table:style-name="ce1" office:value-type="string">
            <text:p>stt</text:p>
          </table:table-cell>
          <table:table-cell table:style-name="ce1" office:value-type="string">
            <text:p>cong viec can lam</text:p>
          </table:table-cell>
          <table:table-cell table:style-name="ce1" office:value-type="string">
            <text:p>thoi gian hoan thanh</text:p>
          </table:table-cell>
          <table:table-cell/>
        </table:table-row>
        <table:table-row table:style-name="ro2">
          <table:table-cell/>
          <table:table-cell office:value-type="float" office:value="1">
            <text:p>1</text:p>
          </table:table-cell>
          <table:table-cell office:value-type="string">
            <text:p>Admin HotelBooking</text:p>
          </table:table-cell>
          <table:table-cell office:value-type="float" office:value="1">
            <text:p>1</text:p>
          </table:table-cell>
          <table:table-cell table:style-name="ce4" office:value-type="string">
            <text:p>Can sua them giao dien admin booking cho dep va email Html xac nhan, phieu thu cho dep</text:p>
            <text:p>Luu y them phan sua thong tin khach hang cho admin, khi email cho khach hang ko duoc phai bao&lt;- da lam, can lam them khi cap nhat hoan tat thi tru di so phong choupon</text:p>
          </table:table-cell>
        </table:table-row>
        <table:table-row table:style-name="ro1">
          <table:table-cell/>
          <table:table-cell office:value-type="float" office:value="2">
            <text:p>2</text:p>
          </table:table-cell>
          <table:table-cell office:value-type="string">
            <text:p>Admin News: Category and Content, Frontpage</text:p>
          </table:table-cell>
          <table:table-cell office:value-type="float" office:value="2">
            <text:p>2</text:p>
          </table:table-cell>
          <table:table-cell table:style-name="ce5" office:value-type="string">
            <text:p>Can lam phan khi email 1 lan thi cap nhat countemail</text:p>
          </table:table-cell>
        </table:table-row>
        <table:table-row table:style-name="ro1">
          <table:table-cell/>
          <table:table-cell office:value-type="float" office:value="3">
            <text:p>3</text:p>
          </table:table-cell>
          <table:table-cell office:value-type="string">
            <text:p>Admin Danh sach san Golf and Vocher</text:p>
          </table:table-cell>
          <table:table-cell office:value-type="float" office:value="1">
            <text:p>1</text:p>
          </table:table-cell>
          <table:table-cell table:style-name="ce4" office:value-type="string">
            <text:p>Sua lai toan bo cach tinh so ngay, convert sang ngay thang nam roi moi tinh-&gt;Da lam</text:p>
          </table:table-cell>
        </table:table-row>
        <table:table-row table:style-name="ro1">
          <table:table-cell/>
          <table:table-cell office:value-type="float" office:value="4">
            <text:p>4</text:p>
          </table:table-cell>
          <table:table-cell office:value-type="string">
            <text:p>Golf Booking frontpage</text:p>
          </table:table-cell>
          <table:table-cell office:value-type="float" office:value="0.5">
            <text:p>0.5</text:p>
          </table:table-cell>
          <table:table-cell table:style-name="ce5"/>
        </table:table-row>
        <table:table-row table:style-name="ro1">
          <table:table-cell/>
          <table:table-cell office:value-type="float" office:value="5">
            <text:p>5</text:p>
          </table:table-cell>
          <table:table-cell office:value-type="string">
            <text:p>Admin Golf Booking</text:p>
          </table:table-cell>
          <table:table-cell office:value-type="float" office:value="0.5">
            <text:p>0.5</text:p>
          </table:table-cell>
          <table:table-cell table:style-name="ce4" office:value-type="string">
            <text:p>Khi tao moi danh sach gia phong khach san, them truong minPrice vao Hotels de sap xep giam dan</text:p>
          </table:table-cell>
        </table:table-row>
        <table:table-row table:style-name="ro1">
          <table:table-cell/>
          <table:table-cell office:value-type="float" office:value="10">
            <text:p>10</text:p>
          </table:table-cell>
          <table:table-cell office:value-type="string">
            <text:p>Choupon Hotel frontpage: list and booking</text:p>
          </table:table-cell>
          <table:table-cell office:value-type="float" office:value="1">
            <text:p>1</text:p>
          </table:table-cell>
          <table:table-cell table:style-name="ce3" office:value-type="string">
            <text:p>Khi tao moi khuyen mai, danh dau hasPromotion vao de biet khach san nay dang co km</text:p>
          </table:table-cell>
        </table:table-row>
        <table:table-row table:style-name="ro1">
          <table:table-cell/>
          <table:table-cell office:value-type="float" office:value="11">
            <text:p>11</text:p>
          </table:table-cell>
          <table:table-cell office:value-type="string">
            <text:p>Choupon Hotel admin booking</text:p>
          </table:table-cell>
          <table:table-cell office:value-type="float" office:value="1">
            <text:p>1</text:p>
          </table:table-cell>
          <table:table-cell/>
        </table:table-row>
        <table:table-row table:style-name="ro1">
          <table:table-cell/>
          <table:table-cell office:value-type="float" office:value="12">
            <text:p>12</text:p>
          </table:table-cell>
          <table:table-cell office:value-type="string">
            <text:p>Golf Vocher Frontpage</text:p>
          </table:table-cell>
          <table:table-cell office:value-type="float" office:value="0.5">
            <text:p>0.5</text:p>
          </table:table-cell>
          <table:table-cell table:style-name="ce4" office:value-type="string">
            <text:p>lam cookie de ghi nho dang nhap</text:p>
          </table:table-cell>
        </table:table-row>
        <table:table-row table:style-name="ro1">
          <table:table-cell/>
          <table:table-cell office:value-type="float" office:value="13">
            <text:p>13</text:p>
          </table:table-cell>
          <table:table-cell office:value-type="string">
            <text:p>Golf Vocher Admin</text:p>
          </table:table-cell>
          <table:table-cell office:value-type="float" office:value="0.5">
            <text:p>0.5</text:p>
          </table:table-cell>
          <table:table-cell office:value-type="string">
            <text:p>phần include của phiếu in và email cần xem lại, lấy của khách sạn hay lấy của choupon, phòng?</text:p>
          </table:table-cell>
        </table:table-row>
        <table:table-row table:style-name="ro1">
          <table:table-cell/>
          <table:table-cell office:value-type="float" office:value="6">
            <text:p>6</text:p>
          </table:table-cell>
          <table:table-cell office:value-type="string">
            <text:p>FeedBack FrontPage</text:p>
          </table:table-cell>
          <table:table-cell office:value-type="float" office:value="0.5">
            <text:p>0.5</text:p>
          </table:table-cell>
          <table:table-cell/>
        </table:table-row>
        <table:table-row table:style-name="ro3">
          <table:table-cell/>
          <table:table-cell office:value-type="float" office:value="7">
            <text:p>7</text:p>
          </table:table-cell>
          <table:table-cell office:value-type="string">
            <text:p>FeedBack Admin</text:p>
          </table:table-cell>
          <table:table-cell office:value-type="float" office:value="0.5">
            <text:p>0.5</text:p>
          </table:table-cell>
          <table:table-cell/>
        </table:table-row>
        <table:table-row table:style-name="ro1">
          <table:table-cell/>
          <table:table-cell office:value-type="float" office:value="8">
            <text:p>8</text:p>
          </table:table-cell>
          <table:table-cell office:value-type="string">
            <text:p>TopDeal HomePage</text:p>
          </table:table-cell>
          <table:table-cell office:value-type="float" office:value="0.2">
            <text:p>0.2</text:p>
          </table:table-cell>
          <table:table-cell/>
        </table:table-row>
        <table:table-row table:style-name="ro1">
          <table:table-cell/>
          <table:table-cell office:value-type="float" office:value="9">
            <text:p>9</text:p>
          </table:table-cell>
          <table:table-cell office:value-type="string">
            <text:p>Gallery FrontPage</text:p>
          </table:table-cell>
          <table:table-cell office:value-type="float" office:value="0.2">
            <text:p>0.2</text:p>
          </table:table-cell>
          <table:table-cell/>
        </table:table-row>
        <table:table-row table:style-name="ro1">
          <table:table-cell/>
          <table:table-cell office:value-type="float" office:value="14">
            <text:p>14</text:p>
          </table:table-cell>
          <table:table-cell office:value-type="string">
            <text:p>Hotel Promotion FrontPage(khuyen mai)</text:p>
          </table:table-cell>
          <table:table-cell office:value-type="float" office:value="0.5">
            <text:p>0.5</text:p>
          </table:table-cell>
          <table:table-cell/>
        </table:table-row>
        <table:table-row table:style-name="ro1">
          <table:table-cell/>
          <table:table-cell office:value-type="float" office:value="15">
            <text:p>15</text:p>
          </table:table-cell>
          <table:table-cell office:value-type="string">
            <text:p>Khach san re nhat homepage</text:p>
          </table:table-cell>
          <table:table-cell office:value-type="float" office:value="0.5">
            <text:p>0.5</text:p>
          </table:table-cell>
          <table:table-cell/>
        </table:table-row>
        <table:table-row table:style-name="ro1">
          <table:table-cell/>
          <table:table-cell office:value-type="float" office:value="15">
            <text:p>15</text:p>
          </table:table-cell>
          <table:table-cell office:value-type="string">
            <text:p>Khach san nhieu nguoi quan tam nhat</text:p>
          </table:table-cell>
          <table:table-cell office:value-type="float" office:value="0.2">
            <text:p>0.2</text:p>
          </table:table-cell>
          <table:table-cell table:style-name="ce3" office:value-type="string">
            <text:p>Moi lan dat phong phai cho totalview cua bang hotel len 1</text:p>
          </table:table-cell>
        </table:table-row>
        <table:table-row table:style-name="ro1">
          <table:table-cell/>
          <table:table-cell office:value-type="float" office:value="16">
            <text:p>16</text:p>
          </table:table-cell>
          <table:table-cell office:value-type="string">
            <text:p>Admin Introduce Company</text:p>
          </table:table-cell>
          <table:table-cell office:value-type="float" office:value="0.2">
            <text:p>0.2</text:p>
          </table:table-cell>
          <table:table-cell/>
        </table:table-row>
        <table:table-row table:style-name="ro1">
          <table:table-cell/>
          <table:table-cell office:value-type="float" office:value="17">
            <text:p>17</text:p>
          </table:table-cell>
          <table:table-cell office:value-type="string">
            <text:p>Customer List Email(frontpage,admin)</text:p>
          </table:table-cell>
          <table:table-cell office:value-type="float" office:value="0.2">
            <text:p>0.2</text:p>
          </table:table-cell>
          <table:table-cell/>
        </table:table-row>
        <table:table-row table:style-name="ro1">
          <table:table-cell/>
          <table:table-cell office:value-type="float" office:value="18">
            <text:p>18</text:p>
          </table:table-cell>
          <table:table-cell office:value-type="string">
            <text:p>Admin Company Address</text:p>
          </table:table-cell>
          <table:table-cell office:value-type="float" office:value="0.2">
            <text:p>0.2</text:p>
          </table:table-cell>
          <table:table-cell/>
        </table:table-row>
        <table:table-row table:style-name="ro1">
          <table:table-cell/>
          <table:table-cell office:value-type="float" office:value="19">
            <text:p>19</text:p>
          </table:table-cell>
          <table:table-cell office:value-type="string">
            <text:p>Admin Slide</text:p>
          </table:table-cell>
          <table:table-cell office:value-type="float" office:value="0.5">
            <text:p>0.5</text:p>
          </table:table-cell>
          <table:table-cell/>
        </table:table-row>
        <table:table-row table:style-name="ro1">
          <table:table-cell/>
          <table:table-cell table:style-name="Default" table:number-columns-repeated="2"/>
          <table:table-cell table:formula="of:=SUM([.D6:.D25])" office:value-type="float" office:value="11.7">
            <text:p>11.7</text:p>
          </table:table-cell>
          <table:table-cell table:formula="of:=SUM([.D11:.D25])" office:value-type="float" office:value="6.7">
            <text:p>6.7</text:p>
          </table:table-cell>
        </table:table-row>
        <table:table-row table:style-name="ro1">
          <table:table-cell/>
          <table:table-cell table:style-name="Default" table:number-columns-repeated="2"/>
          <table:table-cell office:value-type="string">
            <text:p>sai so 5 ngay =17 ngay</text:p>
          </table:table-cell>
          <table:table-cell table:formula="of:=SUM([.D11:.D25])" office:value-type="float" office:value="6.7">
            <text:p>6.7</text:p>
          </table:table-cell>
        </table:table-row>
      </table:table>
      <table:table table:name="Update" table:style-name="ta1" table:print="false">
        <table:table-column table:style-name="co1" table:default-cell-style-name="Default"/>
        <table:table-column table:style-name="co6" table:default-cell-style-name="ce3"/>
        <table:table-row table:style-name="ro1" table:number-rows-repeated="5">
          <table:table-cell/>
          <table:table-cell table:style-name="Default"/>
        </table:table-row>
        <table:table-row table:style-name="ro1">
          <table:table-cell office:value-type="string">
            <text:p>ks</text:p>
          </table:table-cell>
          <table:table-cell office:value-type="string">
            <text:p>Nhap quan huyen, dia chi ngay tai them tt khach san: Rieng Quan Huyen tu nhap va tu auto, neu chua co thi them moi, neu co roi thi auto</text:p>
          </table:table-cell>
        </table:table-row>
        <table:table-row table:style-name="ro1">
          <table:table-cell office:value-type="string">
            <text:p>ks</text:p>
          </table:table-cell>
          <table:table-cell office:value-type="string">
            <text:p>mac dinh bao gom cua khach san la: an sang</text:p>
          </table:table-cell>
        </table:table-row>
        <table:table-row table:style-name="ro1">
          <table:table-cell office:value-type="string">
            <text:p>ks</text:p>
          </table:table-cell>
          <table:table-cell office:value-type="string">
            <text:p>Danh sach phong: co an trua, an toi, spa, an sang la de tick vao chon</text:p>
          </table:table-cell>
        </table:table-row>
        <table:table-row table:style-name="ro1">
          <table:table-cell/>
          <table:table-cell office:value-type="string">
            <text:p>Ghi chu luc dat phong bi dai qua loi, cho co chu lai khi thong bao cho dep</text:p>
          </table:table-cell>
        </table:table-row>
        <table:table-row table:style-name="ro1">
          <table:table-cell office:value-type="string">
            <text:p>ks</text:p>
          </table:table-cell>
          <table:table-cell office:value-type="string">
            <text:p>Thong tin dat phong khach san: loc theo trang thai, thoi gian cu the, tinh thanh</text:p>
          </table:table-cell>
        </table:table-row>
        <table:table-row table:style-name="ro1">
          <table:table-cell office:value-type="string">
            <text:p>golf,ks</text:p>
          </table:table-cell>
          <table:table-cell office:value-type="string">
            <text:p>Choupon : chi hien thi 2 dong uu dai, click vao moi hien them--&gt; Hien thi het</text:p>
          </table:table-cell>
        </table:table-row>
        <table:table-row table:style-name="ro1">
          <table:table-cell office:value-type="string">
            <text:p>golf</text:p>
          </table:table-cell>
          <table:table-cell office:value-type="string">
            <text:p>Dich vu golf lam giao dien giong Golf Vocher, cac dong dau tien cua cac tien ich lam cho ngan lai</text:p>
          </table:table-cell>
        </table:table-row>
        <table:table-row table:style-name="ro4">
          <table:table-cell office:value-type="string">
            <text:p>golf</text:p>
          </table:table-cell>
          <table:table-cell office:value-type="string">
            <text:p>Dat dich vu golf: Chuyen thoi gian choi thanh thoi gian checkin, tu dong som hon 30phut so voi thoi gian tee time, o phan so ho co so khac tuy chon nhap vao, thoi gian bat dau doi thanh gio tee time, bo thoi gian ket thuc</text:p>
          </table:table-cell>
        </table:table-row>
        <table:table-row table:style-name="ro1">
          <table:table-cell office:value-type="string">
            <text:p>golf</text:p>
          </table:table-cell>
          <table:table-cell office:value-type="string">
            <text:p>Quan ly san Golf cho them quan ly don gia: don gia ap dung tu ngay den ngay</text:p>
          </table:table-cell>
        </table:table-row>
        <table:table-row table:style-name="ro1">
          <table:table-cell office:value-type="string">
            <text:p>golf</text:p>
          </table:table-cell>
          <table:table-cell office:value-type="string">
            <text:p>Quan ly san Golf cho them quan ly khuyen mai ap dung tu ngay den ngay</text:p>
          </table:table-cell>
        </table:table-row>
        <table:table-row table:style-name="ro5">
          <table:table-cell office:value-type="string">
            <text:p>ks</text:p>
          </table:table-cell>
          <table:table-cell office:value-type="string">
            <text:p>Quan ly khach san: phan Quan ly phong cho them ap dung don gia tu ngay den ngay cua moi phong(moi nam co nhieu giai doan, dau + de them cac giai doan ap dung gia phong) ap dung cho tung thang rieng le, xem HD --&gt; Sau do phai sua het lai cho cac phan tim kiem</text:p>
          </table:table-cell>
        </table:table-row>
        <table:table-row table:style-name="ro1">
          <table:table-cell office:value-type="string">
            <text:p>ks</text:p>
          </table:table-cell>
          <table:table-cell office:value-type="string">
            <text:p>Quan ly khach san: phan Quan ly phong cho them phu thu mua cao diem cua tung phong, tung dem(du lieu kieu so) vi du ap dung cho Le Tet: phu thu 2 loai: phu thu giuong phu va phu thu khac va co nut tinh phu thu o phan admin</text:p>
          </table:table-cell>
        </table:table-row>
        <table:table-row table:style-name="ro1">
          <table:table-cell office:value-type="string">
            <text:p>ks</text:p>
          </table:table-cell>
          <table:table-cell office:value-type="string">
            <text:p>Nhap quan huyen, dia chi ngay tai them tt khach san: Rieng Quan Huyen tu nhap va tu auto, neu chua co thi them moi, neu co roi thi auto</text:p>
          </table:table-cell>
        </table:table-row>
        <table:table-row table:style-name="ro1">
          <table:table-cell/>
          <table:table-cell table:style-name="Default" office:value-type="string">
            <text:p>email khach hang: gui email hang loat: tick vao de chon</text:p>
          </table:table-cell>
        </table:table-row>
        <table:table-row table:style-name="ro1">
          <table:table-cell office:value-type="string">
            <text:p>ks</text:p>
          </table:table-cell>
          <table:table-cell table:style-name="Default" office:value-type="string">
            <text:p>Mau hoa don lam theo mau pdf gui kem</text:p>
          </table:table-cell>
        </table:table-row>
        <table:table-row table:style-name="ro1">
          <table:table-cell office:value-type="string">
            <text:p>ks</text:p>
          </table:table-cell>
          <table:table-cell office:value-type="string">
            <text:p>them thong tin chi tiet ve phong trong phan admin HotelBooking</text:p>
          </table:table-cell>
        </table:table-row>
        <table:table-row table:style-name="ro1">
          <table:table-cell office:value-type="string">
            <text:p>ks</text:p>
          </table:table-cell>
          <table:table-cell office:value-type="string">
            <text:p>Them phan ghi chu phu thu loai gi(khac)</text:p>
          </table:table-cell>
        </table:table-row>
        <table:table-row table:style-name="ro1">
          <table:table-cell office:value-type="string">
            <text:p>ks</text:p>
          </table:table-cell>
          <table:table-cell office:value-type="string">
            <text:p>Luu y giai doan khuyen mai tinh theo tung ngay: <text:s/>Đã test</text:p>
          </table:table-cell>
        </table:table-row>
        <table:table-row table:style-name="ro1">
          <table:table-cell office:value-type="string">
            <text:p>ks</text:p>
          </table:table-cell>
          <table:table-cell table:style-name="Default" office:value-type="string">
            <text:p>Them totalprice cho hotelbooking de admin tinh rieng cho khach hang khi co truong hop dac biet</text:p>
          </table:table-cell>
        </table:table-row>
        <table:table-row table:style-name="ro1">
          <table:table-cell office:value-type="string">
            <text:p>ks</text:p>
          </table:table-cell>
          <table:table-cell office:value-type="string">
            <text:p>sua lai minprice cho ks luc cap nhat hotelprice</text:p>
          </table:table-cell>
        </table:table-row>
        <table:table-row table:style-name="ro1">
          <table:table-cell office:value-type="string">
            <text:p>golf</text:p>
          </table:table-cell>
          <table:table-cell office:value-type="string">
            <text:p>cap nhat minprice cho golf va haspromotion cho golf</text:p>
          </table:table-cell>
        </table:table-row>
        <table:table-row table:style-name="ro1">
          <table:table-cell/>
          <table:table-cell office:value-type="string">
            <text:p>lam lai golfbooking admin, tinh tien tu dong cho moi dat hang</text:p>
          </table:table-cell>
        </table:table-row>
        <table:table-row table:style-name="ro1">
          <table:table-cell office:value-type="string">
            <text:p>ks</text:p>
          </table:table-cell>
          <table:table-cell office:value-type="string">
            <text:p>sua hotelchoupon phan tim gia goc</text:p>
          </table:table-cell>
        </table:table-row>
      </table:table>
      <table:table table:name="ViDu Tinh Tien" table:style-name="ta1" table:print="false">
        <table:table-column table:style-name="co1" table:number-columns-repeated="2" table:default-cell-style-name="Default"/>
        <table:table-column table:style-name="co7" table:default-cell-style-name="Default"/>
        <table:table-column table:style-name="co1"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8" table:default-cell-style-name="Default"/>
        <table:table-column table:style-name="co11" table:default-cell-style-name="Default"/>
        <table:table-row table:style-name="ro1">
          <table:table-cell table:number-columns-repeated="10"/>
        </table:table-row>
        <table:table-row table:style-name="ro6">
          <table:table-cell/>
          <table:table-cell table:style-name="ce6" office:value-type="string" table:number-columns-spanned="6" table:number-rows-spanned="1">
            <text:p>Số điện thoại: 097866821, Email: vnnvh80@gmail.com, Địa chỉ:HN,<text:line-break/>Sửa Đặt 3 phòng Khu đồi - Deluxe Hill side (1 khách) tại khách sạn Lan Rừng Resort &amp; Spa<text:line-break/>Từ ngày 30/12/2014 đến ngày 03/01/2015<text:line-break/>Tổng tiền:14.820.000<text:line-break/>Khuyến mại 20% từ 24/12/2014 đến 31/12/2014</text:p>
          </table:table-cell>
          <table:covered-table-cell table:style-name="ce6"/>
          <table:covered-table-cell table:number-columns-repeated="4"/>
          <table:table-cell/>
          <table:table-cell office:value-type="string">
            <text:p>giường phụ: 200000</text:p>
          </table:table-cell>
          <table:table-cell office:value-type="string">
            <text:p>phí khác 300000</text:p>
          </table:table-cell>
        </table:table-row>
        <table:table-row table:style-name="ro1">
          <table:table-cell table:number-columns-repeated="10"/>
        </table:table-row>
        <table:table-row table:style-name="ro1">
          <table:table-cell table:number-columns-repeated="2"/>
          <table:table-cell office:value-type="string">
            <text:p>giá gốc</text:p>
          </table:table-cell>
          <table:table-cell office:value-type="string">
            <text:p>giá km</text:p>
          </table:table-cell>
          <table:table-cell office:value-type="string">
            <text:p>so ngay khuyen mai</text:p>
          </table:table-cell>
          <table:table-cell office:value-type="string">
            <text:p>so ngay khong km</text:p>
          </table:table-cell>
          <table:table-cell office:value-type="string">
            <text:p>khong phu phi</text:p>
          </table:table-cell>
          <table:table-cell office:value-type="string">
            <text:p>thanh tien</text:p>
          </table:table-cell>
          <table:table-cell table:number-columns-repeated="2"/>
        </table:table-row>
        <table:table-row table:style-name="ro1">
          <table:table-cell table:number-columns-repeated="2"/>
          <table:table-cell office:value-type="float" office:value="1300000">
            <text:p>1300000</text:p>
          </table:table-cell>
          <table:table-cell table:formula="of:=1300000-1300000*20/100" office:value-type="float" office:value="1040000">
            <text:p>1040000</text:p>
          </table:table-cell>
          <table:table-cell office:value-type="float" office:value="1">
            <text:p>1</text:p>
          </table:table-cell>
          <table:table-cell office:value-type="float" office:value="3">
            <text:p>3</text:p>
          </table:table-cell>
          <table:table-cell/>
          <table:table-cell table:formula="of:=3*1300000*3+1040000*1*3" office:value-type="float" office:value="14820000">
            <text:p>14820000</text:p>
          </table:table-cell>
          <table:table-cell table:number-columns-repeated="2"/>
        </table:table-row>
        <table:table-row table:style-name="ro1">
          <table:table-cell table:number-columns-repeated="2"/>
          <table:table-cell office:value-type="float" office:value="1300000">
            <text:p>1300000</text:p>
          </table:table-cell>
          <table:table-cell table:formula="of:=1300000-1300000*20/100" office:value-type="float" office:value="1040000">
            <text:p>1040000</text:p>
          </table:table-cell>
          <table:table-cell office:value-type="float" office:value="1">
            <text:p>1</text:p>
          </table:table-cell>
          <table:table-cell office:value-type="float" office:value="3">
            <text:p>3</text:p>
          </table:table-cell>
          <table:table-cell office:value-type="float" office:value="200000">
            <text:p>200000</text:p>
          </table:table-cell>
          <table:table-cell table:formula="of:=3*1300000*3+1040000*1*3+3*4*200000" office:value-type="float" office:value="17220000">
            <text:p>17220000</text:p>
          </table:table-cell>
          <table:table-cell table:number-columns-repeated="2"/>
        </table:table-row>
        <table:table-row table:style-name="ro1">
          <table:table-cell table:number-columns-repeated="2"/>
          <table:table-cell office:value-type="float" office:value="1300000">
            <text:p>1300000</text:p>
          </table:table-cell>
          <table:table-cell table:formula="of:=1300000-1300000*20/100" office:value-type="float" office:value="1040000">
            <text:p>1040000</text:p>
          </table:table-cell>
          <table:table-cell office:value-type="float" office:value="1">
            <text:p>1</text:p>
          </table:table-cell>
          <table:table-cell office:value-type="float" office:value="3">
            <text:p>3</text:p>
          </table:table-cell>
          <table:table-cell office:value-type="float" office:value="300000">
            <text:p>300000</text:p>
          </table:table-cell>
          <table:table-cell table:formula="of:=3*1300000*3+1040000*1*3+3*4*300000" office:value-type="float" office:value="18420000">
            <text:p>18420000</text:p>
          </table:table-cell>
          <table:table-cell table:number-columns-repeated="2"/>
        </table:table-row>
        <table:table-row table:style-name="ro1">
          <table:table-cell table:number-columns-repeated="2"/>
          <table:table-cell office:value-type="float" office:value="1300000">
            <text:p>1300000</text:p>
          </table:table-cell>
          <table:table-cell table:formula="of:=1300000-1300000*20/100" office:value-type="float" office:value="1040000">
            <text:p>1040000</text:p>
          </table:table-cell>
          <table:table-cell office:value-type="float" office:value="1">
            <text:p>1</text:p>
          </table:table-cell>
          <table:table-cell office:value-type="float" office:value="3">
            <text:p>3</text:p>
          </table:table-cell>
          <table:table-cell office:value-type="float" office:value="500000">
            <text:p>500000</text:p>
          </table:table-cell>
          <table:table-cell table:formula="of:=3*1300000*3+1040000*1*3+3*4*500000" office:value-type="float" office:value="20820000">
            <text:p>20820000</text:p>
          </table:table-cell>
          <table:table-cell table:number-columns-repeated="2"/>
        </table:table-row>
        <table:table-row table:style-name="ro1" table:number-rows-repeated="3">
          <table:table-cell table:number-columns-repeated="10"/>
        </table:table-row>
        <table:table-row table:style-name="ro1">
          <table:table-cell table:number-columns-repeated="5"/>
          <table:table-cell office:value-type="string">
            <text:p>ĐÃ TEST CHÍNH XÁC</text:p>
          </table:table-cell>
          <table:table-cell table:number-columns-repeated="4"/>
        </table:table-row>
        <table:table-row table:style-name="ro1" table:number-rows-repeated="3">
          <table:table-cell table:number-columns-repeated="10"/>
        </table:table-row>
        <table:table-row table:style-name="ro1">
          <table:table-cell/>
          <table:table-cell office:value-type="string">
            <text:p>test case: thêm sửa xóa ks, booking ks, choupon, tương tự với golf</text:p>
          </table:table-cell>
          <table:table-cell table:number-columns-repeated="8"/>
        </table:table-row>
      </table:table>
      <table:table table:name="Update2" table:style-name="ta1" table:print="false">
        <table:table-column table:style-name="co1" table:number-columns-repeated="2" table:default-cell-style-name="Default"/>
        <table:table-column table:style-name="co12" table:default-cell-style-name="Default"/>
        <table:table-column table:style-name="co1" table:number-columns-repeated="12" table:default-cell-style-name="Default"/>
        <table:table-row table:style-name="ro1">
          <table:table-cell table:number-columns-repeated="15"/>
        </table:table-row>
        <table:table-row table:style-name="ro1">
          <table:table-cell table:number-columns-repeated="2"/>
          <table:table-cell table:style-name="ce3" office:value-type="string">
            <text:p>Phan trang cho cac SearchControl, HotelChoupon thieu page va ngay thang di, GolfChoupon thieu page</text:p>
          </table:table-cell>
          <table:table-cell table:number-columns-repeated="12"/>
        </table:table-row>
        <table:table-row table:style-name="ro1">
          <table:table-cell table:number-columns-repeated="2"/>
          <table:table-cell office:value-type="string">
            <text:p>Xem lai phan phan trang cho Search/Promotion de tim kiem hieu qua hon</text:p>
          </table:table-cell>
          <table:table-cell table:number-columns-repeated="12"/>
        </table:table-row>
        <table:table-row table:style-name="ro4">
          <table:table-cell/>
          <table:table-cell office:value-type="string">
            <text:p>invoice</text:p>
          </table:table-cell>
          <table:table-cell table:style-name="ce3" office:value-type="string">
            <text:p>1. Nếu chưa có giá totalprice thì tự tính và hiện invoice chi tiết <text:s/>1.1 Hiện invoice chi tiết -&gt; Save vào bảng Invoice để xem lại lần sau 2. Nếu đã có invoice thì đọc invoice và hiển thị </text:p>
          </table:table-cell>
          <table:table-cell table:style-name="ce3" table:number-columns-repeated="10"/>
          <table:table-cell table:number-columns-repeated="2"/>
        </table:table-row>
        <table:table-row table:style-name="ro1">
          <table:table-cell table:number-columns-repeated="15"/>
        </table:table-row>
        <table:table-row table:style-name="ro1">
          <table:table-cell table:number-columns-repeated="2"/>
          <table:table-cell table:style-name="ce3" office:value-type="string">
            <text:p>sua unicodetonomark dau – thanh -</text:p>
          </table:table-cell>
          <table:table-cell table:number-columns-repeated="12"/>
        </table:table-row>
        <table:table-row table:style-name="ro1">
          <table:table-cell table:number-columns-repeated="2"/>
          <table:table-cell office:value-type="string">
            <text:p>lay danh sach gia phong chi tiet van bi cached o phan admin</text:p>
          </table:table-cell>
          <table:table-cell table:number-columns-repeated="12"/>
        </table:table-row>
        <table:table-row table:style-name="ro1">
          <table:table-cell table:number-columns-repeated="2"/>
          <table:table-cell office:value-type="string">
            <text:p>o phan tim khach san neu phan tu ngay den ngay nam o 2 khoang thoi gian khac nhau phai hien thi 2 khoang gia khac nhau</text:p>
          </table:table-cell>
          <table:table-cell table:number-columns-repeated="12"/>
        </table:table-row>
        <table:table-row table:style-name="ro1">
          <table:table-cell table:number-columns-repeated="2"/>
          <table:table-cell table:style-name="ce3" office:value-type="string">
            <text:p>News cho phep upload nhieu anh 1 luc de chen vao bai viet</text:p>
          </table:table-cell>
          <table:table-cell table:number-columns-repeated="12"/>
        </table:table-row>
        <table:table-row table:style-name="ro1">
          <table:table-cell/>
          <table:table-cell office:value-type="float" office:value="1">
            <text:p>1</text:p>
          </table:table-cell>
          <table:table-cell table:style-name="ce3" office:value-type="string">
            <text:p>Menu cho chu dam mau ghi dam hon</text:p>
          </table:table-cell>
          <table:table-cell table:number-columns-repeated="12"/>
        </table:table-row>
        <table:table-row table:style-name="ro1">
          <table:table-cell/>
          <table:table-cell office:value-type="float" office:value="2">
            <text:p>2</text:p>
          </table:table-cell>
          <table:table-cell table:style-name="ce3" office:value-type="string">
            <text:p>Mau <text:s/>background menu doi thanh mau dam hon--&gt; Giong Ivivu</text:p>
          </table:table-cell>
          <table:table-cell table:number-columns-repeated="12"/>
        </table:table-row>
        <table:table-row table:style-name="ro1">
          <table:table-cell/>
          <table:table-cell office:value-type="float" office:value="3">
            <text:p>3</text:p>
          </table:table-cell>
          <table:table-cell table:style-name="ce3" office:value-type="string">
            <text:p>Cac nut nhat de mau blue(giong admin quan ly ks)---&gt; thay het cac nut</text:p>
          </table:table-cell>
          <table:table-cell table:number-columns-repeated="12"/>
        </table:table-row>
        <table:table-row table:style-name="ro1">
          <table:table-cell/>
          <table:table-cell office:value-type="float" office:value="4">
            <text:p>4</text:p>
          </table:table-cell>
          <table:table-cell table:style-name="ce3" office:value-type="string">
            <text:p>Slogan de tren phan search trang chu, ngay tren phan search</text:p>
          </table:table-cell>
          <table:table-cell table:number-columns-repeated="4"/>
          <table:table-cell office:value-type="string">
            <text:p>cho be lai phan header</text:p>
          </table:table-cell>
          <table:table-cell table:number-columns-repeated="7"/>
        </table:table-row>
        <table:table-row table:style-name="ro1">
          <table:table-cell table:number-columns-repeated="15"/>
        </table:table-row>
        <table:table-row table:style-name="ro1">
          <table:table-cell/>
          <table:table-cell table:style-name="ce7" office:value-type="float" office:value="5">
            <text:p>5</text:p>
          </table:table-cell>
          <table:table-cell table:style-name="ce14" office:value-type="string">
            <text:p>xay ra tinh huong khach san dat phong nam giua 2 thang, vi du thang 31/8 den 2/9: ca o phan hien thi lan phan admin</text:p>
          </table:table-cell>
          <table:table-cell table:style-name="ce14" table:number-columns-repeated="5"/>
          <table:table-cell table:style-name="ce14" office:value-type="string">
            <text:p>thi phai tinh cac ngay voi cac gia cua tung thang</text:p>
          </table:table-cell>
          <table:table-cell table:style-name="ce14"/>
          <table:table-cell table:style-name="ce7" table:number-columns-repeated="2"/>
          <table:table-cell table:number-columns-repeated="3"/>
        </table:table-row>
        <table:table-row table:style-name="ro1">
          <table:table-cell/>
          <table:table-cell table:style-name="ce7"/>
          <table:table-cell table:style-name="ce14" office:value-type="string">
            <text:p>Lam them phan hoa don chi tiet: Hien thi ra tung ngay va gia chi tiet: tham khao form duoi, vua la hoa don vua la tinh tien bang tay</text:p>
          </table:table-cell>
          <table:table-cell table:style-name="ce14" table:number-columns-repeated="7"/>
          <table:table-cell table:style-name="ce7" table:number-columns-repeated="2"/>
          <table:table-cell table:number-columns-repeated="3"/>
        </table:table-row>
        <table:table-row table:style-name="ro1">
          <table:table-cell/>
          <table:table-cell office:value-type="float" office:value="6">
            <text:p>6</text:p>
          </table:table-cell>
          <table:table-cell table:style-name="ce3" office:value-type="string">
            <text:p>Khi chon thanh pho phai hien ra tat cac cac tinh thanh</text:p>
          </table:table-cell>
          <table:table-cell table:number-columns-repeated="3"/>
          <table:table-cell office:value-type="string">
            <text:p>cua Golf</text:p>
          </table:table-cell>
          <table:table-cell table:number-columns-repeated="8"/>
        </table:table-row>
        <table:table-row table:style-name="ro1">
          <table:table-cell table:number-columns-repeated="2"/>
          <table:table-cell office:value-type="string">
            <text:p>phan khach san</text:p>
          </table:table-cell>
          <table:table-cell table:number-columns-repeated="12"/>
        </table:table-row>
        <table:table-row table:style-name="ro6">
          <table:table-cell/>
          <table:table-cell office:value-type="float" office:value="7">
            <text:p>7</text:p>
          </table:table-cell>
          <table:table-cell table:style-name="ce15" office:value-type="string">
            <text:p>Tháng cao điểm ( Bao gồm: Giá weekday và Giá weekend/ Holiday) Tháng Thấp điểm (  Bao gồm: Giá weekday và Giá weekend/ Holiday) )</text:p>
          </table:table-cell>
          <table:table-cell table:number-columns-repeated="12"/>
        </table:table-row>
        <table:table-row table:style-name="ro7">
          <table:table-cell/>
          <table:table-cell office:value-type="float" office:value="8">
            <text:p>8</text:p>
          </table:table-cell>
          <table:table-cell table:style-name="ce3" office:value-type="string">
            <text:p>Đổi vị trí: </text:p>
            <text:p/>
            <text:p>Đánh Giá của Khách hàng và Top khách sạn bán chạy nhất lên trước Khách sạn nhiều người quan tâm nhất </text:p>
            <text:p/>
            <text:p>Bám sát TÔng màu: Xanh lam Đậm, Xanh cỏ, màu ghi cho phong chữ chung, và thanh công cụ tìm kiếm , </text:p>
            <text:p/>
          </table:table-cell>
          <table:table-cell table:number-columns-repeated="12"/>
        </table:table-row>
        <table:table-row table:style-name="ro8">
          <table:table-cell/>
          <table:table-cell office:value-type="float" office:value="9">
            <text:p>9</text:p>
          </table:table-cell>
          <table:table-cell office:value-type="string">
            <text:p>Cho phan noi dung fullcontent cua phan viet bai news to ra, phan upload anh chu thich la: <text:span text:style-name="T1">Ảnh đính kèm(Kéo thả ảnh vừa upload vào vị trí tùy chọn trong nội dung để đăng ảnh)</text:span></text:p>
          </table:table-cell>
          <table:table-cell table:number-columns-repeated="12"/>
        </table:table-row>
        <table:table-row table:style-name="ro1" table:number-rows-repeated="2">
          <table:table-cell table:number-columns-repeated="15"/>
        </table:table-row>
        <table:table-row table:style-name="ro1">
          <table:table-cell table:number-columns-repeated="2"/>
          <table:table-cell office:value-type="string">
            <text:p>testcase: dat phong ks vao 3 truong hop khuyen mai, truoc, trong va sau trong do co it nhat 1 ngay nam vao khoang khuyen mai</text:p>
          </table:table-cell>
          <table:table-cell table:number-columns-repeated="12"/>
        </table:table-row>
        <table:table-row table:style-name="ro1">
          <table:table-cell table:number-columns-repeated="2"/>
          <table:table-cell office:value-type="string">
            <text:p>Ví dụ: Giá: từ 30/8 đến 31/8 là 1 giá, từ 1/9 đến 2/9 là 1 giá</text:p>
          </table:table-cell>
          <table:table-cell table:number-columns-repeated="12"/>
        </table:table-row>
        <table:table-row table:style-name="ro1">
          <table:table-cell table:number-columns-repeated="2"/>
          <table:table-cell table:style-name="ce16" office:value-type="string">
            <text:p>Khuyến mại: Đặt 1 phòng từ 27/8 đến 02/09, từ 30/8 đến 2/9, 30/8 den 5/9, từ 1/9 đến 4/9 sẽ phải tính hết các trường hợp này, them 2 truong hop nam ngoai la 30/7-&gt;2/8, 30/9-&gt;2/10, 20/9 den 24/9, <text:s/>tu 25/8 den <text:s/>5/9</text:p>
          </table:table-cell>
          <table:table-cell table:number-columns-repeated="10"/>
          <table:table-cell table:style-name="ce12" table:number-columns-repeated="2"/>
        </table:table-row>
        <table:table-row table:style-name="ro1">
          <table:table-cell table:number-columns-repeated="2"/>
          <table:table-cell office:value-type="string">
            <text:p>Khuyến mại từ 29/8 đến 3/9: 10%</text:p>
          </table:table-cell>
          <table:table-cell table:number-columns-repeated="12"/>
        </table:table-row>
        <table:table-row table:style-name="ro9">
          <table:table-cell table:number-columns-repeated="2"/>
          <table:table-cell table:style-name="ce17" office:value-type="string">
            <text:p>Premier Room</text:p>
          </table:table-cell>
          <table:table-cell table:style-name="ce17" office:value-type="float" office:value="9470000">
            <text:p>9470000</text:p>
          </table:table-cell>
          <table:table-cell table:style-name="ce17" office:value-type="string">
            <text:p>ăn sáng,ăn trưa,ăn tối,spa</text:p>
          </table:table-cell>
          <table:table-cell table:style-name="ce17" office:value-type="string">
            <text:p>có</text:p>
          </table:table-cell>
          <table:table-cell table:style-name="ce17" office:value-type="string">
            <text:p>giường phụ: 1999999 khác:1300000</text:p>
          </table:table-cell>
          <table:table-cell office:value-type="string">
            <text:p>Lăng Cô Resort</text:p>
          </table:table-cell>
          <table:table-cell table:number-columns-repeated="7"/>
        </table:table-row>
        <table:table-row table:style-name="ro1">
          <table:table-cell table:number-columns-repeated="2"/>
          <table:table-cell table:style-name="ce18" office:value-type="string">
            <text:p>Caần thêm bộ test khuyến mại từ 20/8 đến 27/8, đặt phòng từ 17 đến 22/8 và từ 21 đến 26/8, 18/8 den 28/8</text:p>
          </table:table-cell>
          <table:table-cell table:style-name="ce18" table:number-columns-repeated="4"/>
          <table:table-cell table:number-columns-repeated="8"/>
        </table:table-row>
        <table:table-row table:style-name="ro1">
          <table:table-cell table:number-columns-repeated="15"/>
        </table:table-row>
        <table:table-row table:style-name="ro1">
          <table:table-cell table:number-columns-repeated="2"/>
          <table:table-cell office:value-type="string">
            <text:p>Có thể làm thêm form này để hỗ trợ người tính</text:p>
          </table:table-cell>
          <table:table-cell table:number-columns-repeated="12"/>
        </table:table-row>
        <table:table-row table:style-name="ro1">
          <table:table-cell/>
          <table:table-cell table:style-name="ce8" office:value-type="string">
            <text:p>vd1</text:p>
          </table:table-cell>
          <table:table-cell table:style-name="ce3" office:value-type="string">
            <text:p>form giá chính</text:p>
          </table:table-cell>
          <table:table-cell table:number-columns-repeated="12"/>
        </table:table-row>
        <table:table-row table:style-name="ro1">
          <table:table-cell/>
          <table:table-cell table:style-name="ce3" office:value-type="string">
            <text:p>từ ngày</text:p>
          </table:table-cell>
          <table:table-cell table:style-name="ce3" office:value-type="string">
            <text:p>đến ngày</text:p>
          </table:table-cell>
          <table:table-cell table:style-name="ce3" office:value-type="string">
            <text:p>giá</text:p>
          </table:table-cell>
          <table:table-cell table:style-name="ce3" office:value-type="string">
            <text:p>số phòng</text:p>
          </table:table-cell>
          <table:table-cell office:value-type="string">
            <text:p>Số ngày</text:p>
          </table:table-cell>
          <table:table-cell office:value-type="string">
            <text:p>thành tiền</text:p>
          </table:table-cell>
          <table:table-cell office:value-type="string">
            <text:p>giường phụ</text:p>
          </table:table-cell>
          <table:table-cell office:value-type="string">
            <text:p>phí khác</text:p>
          </table:table-cell>
          <table:table-cell office:value-type="string">
            <text:p>Tổng tiền</text:p>
          </table:table-cell>
          <table:table-cell table:number-columns-repeated="5"/>
        </table:table-row>
        <table:table-row table:style-name="ro1">
          <table:table-cell/>
          <table:table-cell table:style-name="ce9" office:value-type="date" office:date-value="2015-01-09">
            <text:p>01/09/15</text:p>
          </table:table-cell>
          <table:table-cell table:style-name="ce10" office:value-type="date" office:date-value="2015-03-09">
            <text:p>03/09/15</text:p>
          </table:table-cell>
          <table:table-cell table:style-name="ce17" table:formula="of:=9470000-9470000*10/100" office:value-type="float" office:value="8523000">
            <text:p>8523000</text:p>
          </table:table-cell>
          <table:table-cell table:number-columns-repeated="2" office:value-type="float" office:value="2">
            <text:p>2</text:p>
          </table:table-cell>
          <table:table-cell table:formula="of:=[.D34]*2*2" office:value-type="float" office:value="34092000">
            <text:p>34092000</text:p>
          </table:table-cell>
          <table:table-cell table:formula="of:=1999999*[.F34]*[.E34]" office:value-type="float" office:value="7999996">
            <text:p>7999996</text:p>
          </table:table-cell>
          <table:table-cell table:formula="of:=1300000*[.F34]*[.E34]" office:value-type="float" office:value="5200000">
            <text:p>5200000</text:p>
          </table:table-cell>
          <table:table-cell table:number-columns-repeated="6"/>
        </table:table-row>
        <table:table-row table:style-name="ro1">
          <table:table-cell/>
          <table:table-cell table:style-name="ce10" office:value-type="date" office:date-value="2015-03-09">
            <text:p>03/09/15</text:p>
          </table:table-cell>
          <table:table-cell table:style-name="ce9" office:value-type="date" office:date-value="2015-04-09">
            <text:p>04/09/15</text:p>
          </table:table-cell>
          <table:table-cell office:value-type="float" office:value="9470000">
            <text:p>9470000</text:p>
          </table:table-cell>
          <table:table-cell office:value-type="float" office:value="2">
            <text:p>2</text:p>
          </table:table-cell>
          <table:table-cell office:value-type="float" office:value="1">
            <text:p>1</text:p>
          </table:table-cell>
          <table:table-cell table:formula="of:=[.D35]*2" office:value-type="float" office:value="18940000">
            <text:p>18940000</text:p>
          </table:table-cell>
          <table:table-cell table:formula="of:=1999999*[.F35]*[.E35]" office:value-type="float" office:value="3999998">
            <text:p>3999998</text:p>
          </table:table-cell>
          <table:table-cell table:formula="of:=1300000*[.F35]*[.E35]" office:value-type="float" office:value="2600000">
            <text:p>2600000</text:p>
          </table:table-cell>
          <table:table-cell table:number-columns-repeated="6"/>
        </table:table-row>
        <table:table-row table:style-name="ro1">
          <table:table-cell table:number-columns-repeated="6"/>
          <table:table-cell table:style-name="ce3" table:formula="of:=[.G34]+[.G35]" office:value-type="float" office:value="53032000">
            <text:p>53032000</text:p>
          </table:table-cell>
          <table:table-cell table:formula="of:=[.H34]+[.H35]" office:value-type="float" office:value="11999994">
            <text:p>11999994</text:p>
          </table:table-cell>
          <table:table-cell table:formula="of:=[.I34]+[.I35]" office:value-type="float" office:value="7800000">
            <text:p>7800000</text:p>
          </table:table-cell>
          <table:table-cell table:style-name="ce3" table:formula="of:=[.G36]+[.H36]+[.I36]" office:value-type="float" office:value="72831994">
            <text:p>72831994</text:p>
          </table:table-cell>
          <table:table-cell table:number-columns-repeated="5"/>
        </table:table-row>
        <table:table-row table:style-name="ro1">
          <table:table-cell/>
          <table:table-cell table:style-name="ce8" office:value-type="string">
            <text:p>vd2</text:p>
          </table:table-cell>
          <table:table-cell table:style-name="ce3" office:value-type="string">
            <text:p>form giá chính</text:p>
          </table:table-cell>
          <table:table-cell table:number-columns-repeated="4"/>
          <table:table-cell table:style-name="ce3" table:formula="of:=[.G36]+[.H36]" office:value-type="float" office:value="65031994">
            <text:p>65031994</text:p>
          </table:table-cell>
          <table:table-cell table:style-name="ce3" table:formula="of:=[.G36]+[.I36]" office:value-type="float" office:value="60832000">
            <text:p>60832000</text:p>
          </table:table-cell>
          <table:table-cell table:number-columns-repeated="6"/>
        </table:table-row>
        <table:table-row table:style-name="ro1">
          <table:table-cell/>
          <table:table-cell table:style-name="ce3" office:value-type="string">
            <text:p>từ ngày</text:p>
          </table:table-cell>
          <table:table-cell table:style-name="ce3" office:value-type="string">
            <text:p>đến ngày</text:p>
          </table:table-cell>
          <table:table-cell table:style-name="ce3" office:value-type="string">
            <text:p>giá</text:p>
          </table:table-cell>
          <table:table-cell table:style-name="ce3" office:value-type="string">
            <text:p>số phòng</text:p>
          </table:table-cell>
          <table:table-cell office:value-type="string">
            <text:p>Số ngày</text:p>
          </table:table-cell>
          <table:table-cell office:value-type="string">
            <text:p>thành tiền</text:p>
          </table:table-cell>
          <table:table-cell office:value-type="string">
            <text:p>giường phụ</text:p>
          </table:table-cell>
          <table:table-cell office:value-type="string">
            <text:p>phí khác</text:p>
          </table:table-cell>
          <table:table-cell office:value-type="string">
            <text:p>Tổng tiền</text:p>
          </table:table-cell>
          <table:table-cell table:number-columns-repeated="5"/>
        </table:table-row>
        <table:table-row table:style-name="ro1">
          <table:table-cell table:number-columns-repeated="15"/>
        </table:table-row>
        <table:table-row table:style-name="ro1">
          <table:table-cell/>
          <table:table-cell table:style-name="ce11" office:value-type="string">
            <text:p>30/8</text:p>
          </table:table-cell>
          <table:table-cell table:style-name="ce10" office:value-type="date" office:date-value="2015-01-09">
            <text:p>01/09/15</text:p>
          </table:table-cell>
          <table:table-cell table:style-name="ce17" table:formula="of:=9370000-9370000*10/100" office:value-type="float" office:value="8433000">
            <text:p>8433000</text:p>
          </table:table-cell>
          <table:table-cell office:value-type="float" office:value="3">
            <text:p>3</text:p>
          </table:table-cell>
          <table:table-cell office:value-type="float" office:value="2">
            <text:p>2</text:p>
          </table:table-cell>
          <table:table-cell table:formula="of:=[.D40]*[.E40]*[.F40]" office:value-type="float" office:value="50598000">
            <text:p>50598000</text:p>
          </table:table-cell>
          <table:table-cell table:formula="of:=[.F40]*1999999*[.E40]" office:value-type="float" office:value="11999994">
            <text:p>11999994</text:p>
          </table:table-cell>
          <table:table-cell table:formula="of:=[.F40]*1300000*[.E40]" office:value-type="float" office:value="7800000">
            <text:p>7800000</text:p>
          </table:table-cell>
          <table:table-cell table:number-columns-repeated="6"/>
        </table:table-row>
        <table:table-row table:style-name="ro1">
          <table:table-cell/>
          <table:table-cell table:style-name="ce10" office:value-type="date" office:date-value="2015-01-09">
            <text:p>01/09/15</text:p>
          </table:table-cell>
          <table:table-cell table:style-name="ce9" office:value-type="date" office:date-value="2015-02-09">
            <text:p>02/09/15</text:p>
          </table:table-cell>
          <table:table-cell table:style-name="ce17" table:formula="of:=9470000-9470000*10/100" office:value-type="float" office:value="8523000">
            <text:p>8523000</text:p>
          </table:table-cell>
          <table:table-cell office:value-type="float" office:value="3">
            <text:p>3</text:p>
          </table:table-cell>
          <table:table-cell office:value-type="float" office:value="1">
            <text:p>1</text:p>
          </table:table-cell>
          <table:table-cell table:formula="of:=[.D41]*[.E41]*[.F41]" office:value-type="float" office:value="25569000">
            <text:p>25569000</text:p>
          </table:table-cell>
          <table:table-cell table:formula="of:=[.F41]*1999999*[.E41]" office:value-type="float" office:value="5999997">
            <text:p>5999997</text:p>
          </table:table-cell>
          <table:table-cell table:formula="of:=[.F41]*1300000*[.E41]" office:value-type="float" office:value="3900000">
            <text:p>3900000</text:p>
          </table:table-cell>
          <table:table-cell table:number-columns-repeated="6"/>
        </table:table-row>
        <table:table-row table:style-name="ro1">
          <table:table-cell table:number-columns-repeated="6"/>
          <table:table-cell table:style-name="ce3" table:formula="of:=[.G40]+[.G41]" office:value-type="float" office:value="76167000">
            <text:p>76167000</text:p>
          </table:table-cell>
          <table:table-cell table:formula="of:=[.H40]+[.H41]" office:value-type="float" office:value="17999991">
            <text:p>17999991</text:p>
          </table:table-cell>
          <table:table-cell table:formula="of:=[.I40]+[.I41]" office:value-type="float" office:value="11700000">
            <text:p>11700000</text:p>
          </table:table-cell>
          <table:table-cell table:style-name="ce20" table:formula="of:=[.G42]+[.H42]+[.I42]" office:value-type="float" office:value="105866991">
            <text:p>105866991</text:p>
          </table:table-cell>
          <table:table-cell table:number-columns-repeated="5"/>
        </table:table-row>
        <table:table-row table:style-name="ro1">
          <table:table-cell table:number-columns-repeated="7"/>
          <table:table-cell table:style-name="ce3" table:formula="of:=[.G42]+[.H42]" office:value-type="float" office:value="94166991">
            <text:p>94166991</text:p>
          </table:table-cell>
          <table:table-cell table:style-name="ce3" table:formula="of:=[.G42]+[.I42]" office:value-type="float" office:value="87867000">
            <text:p>87867000</text:p>
          </table:table-cell>
          <table:table-cell table:number-columns-repeated="6"/>
        </table:table-row>
        <table:table-row table:style-name="ro1">
          <table:table-cell/>
          <table:table-cell table:style-name="ce8" office:value-type="string">
            <text:p>vd3</text:p>
          </table:table-cell>
          <table:table-cell table:style-name="ce3" office:value-type="string">
            <text:p>form giá chính</text:p>
          </table:table-cell>
          <table:table-cell table:number-columns-repeated="12"/>
        </table:table-row>
        <table:table-row table:style-name="ro1">
          <table:table-cell/>
          <table:table-cell table:style-name="ce3" office:value-type="string">
            <text:p>từ ngày</text:p>
          </table:table-cell>
          <table:table-cell table:style-name="ce3" office:value-type="string">
            <text:p>đến ngày</text:p>
          </table:table-cell>
          <table:table-cell table:style-name="ce3" office:value-type="string">
            <text:p>giá</text:p>
          </table:table-cell>
          <table:table-cell table:style-name="ce3" office:value-type="string">
            <text:p>số phòng</text:p>
          </table:table-cell>
          <table:table-cell office:value-type="string">
            <text:p>Số ngày</text:p>
          </table:table-cell>
          <table:table-cell office:value-type="string">
            <text:p>thành tiền</text:p>
          </table:table-cell>
          <table:table-cell office:value-type="string">
            <text:p>giường phụ</text:p>
          </table:table-cell>
          <table:table-cell office:value-type="string">
            <text:p>phí khác</text:p>
          </table:table-cell>
          <table:table-cell office:value-type="string">
            <text:p>Tổng tiền</text:p>
          </table:table-cell>
          <table:table-cell table:number-columns-repeated="5"/>
        </table:table-row>
        <table:table-row table:style-name="ro1">
          <table:table-cell/>
          <table:table-cell table:style-name="ce11" office:value-type="string">
            <text:p>27/8</text:p>
          </table:table-cell>
          <table:table-cell office:value-type="string">
            <text:p>29/8</text:p>
          </table:table-cell>
          <table:table-cell office:value-type="float" office:value="9370000">
            <text:p>9370000</text:p>
          </table:table-cell>
          <table:table-cell table:number-columns-repeated="2" office:value-type="float" office:value="2">
            <text:p>2</text:p>
          </table:table-cell>
          <table:table-cell table:formula="of:=[.D46]*[.E46]*[.F46]" office:value-type="float" office:value="37480000">
            <text:p>37480000</text:p>
          </table:table-cell>
          <table:table-cell table:number-columns-repeated="8"/>
        </table:table-row>
        <table:table-row table:style-name="ro1">
          <table:table-cell office:value-type="string">
            <text:p>co km</text:p>
          </table:table-cell>
          <table:table-cell office:value-type="string">
            <text:p>29/8</text:p>
          </table:table-cell>
          <table:table-cell table:style-name="ce10" office:value-type="date" office:date-value="2015-01-09">
            <text:p>01/09/15</text:p>
          </table:table-cell>
          <table:table-cell table:formula="of:=9370000-9370000*10/100" office:value-type="float" office:value="8433000">
            <text:p>8433000</text:p>
          </table:table-cell>
          <table:table-cell office:value-type="float" office:value="2">
            <text:p>2</text:p>
          </table:table-cell>
          <table:table-cell office:value-type="float" office:value="3">
            <text:p>3</text:p>
          </table:table-cell>
          <table:table-cell table:formula="of:=[.D47]*[.E47]*[.F47]" office:value-type="float" office:value="50598000">
            <text:p>50598000</text:p>
          </table:table-cell>
          <table:table-cell table:number-columns-repeated="8"/>
        </table:table-row>
        <table:table-row table:style-name="ro1">
          <table:table-cell/>
          <table:table-cell table:style-name="ce10" office:value-type="date" office:date-value="2015-01-09">
            <text:p>01/09/15</text:p>
          </table:table-cell>
          <table:table-cell table:style-name="ce9" office:value-type="date" office:date-value="2015-02-09">
            <text:p>02/09/15</text:p>
          </table:table-cell>
          <table:table-cell table:style-name="ce17" table:formula="of:=9470000-9470000*10/100" office:value-type="float" office:value="8523000">
            <text:p>8523000</text:p>
          </table:table-cell>
          <table:table-cell office:value-type="float" office:value="2">
            <text:p>2</text:p>
          </table:table-cell>
          <table:table-cell office:value-type="float" office:value="1">
            <text:p>1</text:p>
          </table:table-cell>
          <table:table-cell table:formula="of:=[.D48]*[.E48]*[.F48]" office:value-type="float" office:value="17046000">
            <text:p>17046000</text:p>
          </table:table-cell>
          <table:table-cell table:number-columns-repeated="8"/>
        </table:table-row>
        <table:table-row table:style-name="ro1">
          <table:table-cell table:number-columns-repeated="6"/>
          <table:table-cell table:style-name="ce3" table:formula="of:=[.G46]+[.G47]+[.G48]" office:value-type="float" office:value="105124000">
            <text:p>105124000</text:p>
          </table:table-cell>
          <table:table-cell table:number-columns-repeated="8"/>
        </table:table-row>
        <table:table-row table:style-name="ro1">
          <table:table-cell/>
          <table:table-cell office:value-type="string">
            <text:p>vd4</text:p>
          </table:table-cell>
          <table:table-cell table:style-name="ce3" office:value-type="string">
            <text:p>form giá chính</text:p>
          </table:table-cell>
          <table:table-cell table:number-columns-repeated="12"/>
        </table:table-row>
        <table:table-row table:style-name="ro1">
          <table:table-cell/>
          <table:table-cell table:style-name="ce3" office:value-type="string">
            <text:p>từ ngày</text:p>
          </table:table-cell>
          <table:table-cell table:style-name="ce3" office:value-type="string">
            <text:p>đến ngày</text:p>
          </table:table-cell>
          <table:table-cell table:style-name="ce3" office:value-type="string">
            <text:p>giá</text:p>
          </table:table-cell>
          <table:table-cell table:style-name="ce3" office:value-type="string">
            <text:p>số phòng</text:p>
          </table:table-cell>
          <table:table-cell office:value-type="string">
            <text:p>Số ngày</text:p>
          </table:table-cell>
          <table:table-cell office:value-type="string">
            <text:p>thành tiền</text:p>
          </table:table-cell>
          <table:table-cell office:value-type="string">
            <text:p>giường phụ</text:p>
          </table:table-cell>
          <table:table-cell office:value-type="string">
            <text:p>phí khác</text:p>
          </table:table-cell>
          <table:table-cell office:value-type="string">
            <text:p>Tổng tiền</text:p>
          </table:table-cell>
          <table:table-cell table:number-columns-repeated="5"/>
        </table:table-row>
        <table:table-row table:style-name="ro1">
          <table:table-cell/>
          <table:table-cell table:style-name="ce11" office:value-type="string">
            <text:p>30/7</text:p>
          </table:table-cell>
          <table:table-cell table:style-name="ce10" office:value-type="date" office:date-value="2015-01-08">
            <text:p>01/08/15</text:p>
          </table:table-cell>
          <table:table-cell office:value-type="float" office:value="9470000">
            <text:p>9470000</text:p>
          </table:table-cell>
          <table:table-cell table:number-columns-repeated="2" office:value-type="float" office:value="2">
            <text:p>2</text:p>
          </table:table-cell>
          <table:table-cell table:formula="of:=[.D52]*[.E52]*[.F52]" office:value-type="float" office:value="37880000">
            <text:p>37880000</text:p>
          </table:table-cell>
          <table:table-cell table:formula="of:=1999999*[.E52]*[.F52]" office:value-type="float" office:value="7999996">
            <text:p>7999996</text:p>
          </table:table-cell>
          <table:table-cell table:formula="of:=1300000*[.E52]*[.F52]" office:value-type="float" office:value="5200000">
            <text:p>5200000</text:p>
          </table:table-cell>
          <table:table-cell table:number-columns-repeated="6"/>
        </table:table-row>
        <table:table-row table:style-name="ro1">
          <table:table-cell/>
          <table:table-cell table:style-name="ce10" office:value-type="date" office:date-value="2015-01-08">
            <text:p>01/08/15</text:p>
          </table:table-cell>
          <table:table-cell table:style-name="ce9" office:value-type="date" office:date-value="2015-02-08">
            <text:p>02/08/15</text:p>
          </table:table-cell>
          <table:table-cell office:value-type="float" office:value="9370000">
            <text:p>9370000</text:p>
          </table:table-cell>
          <table:table-cell office:value-type="float" office:value="2">
            <text:p>2</text:p>
          </table:table-cell>
          <table:table-cell office:value-type="float" office:value="1">
            <text:p>1</text:p>
          </table:table-cell>
          <table:table-cell table:formula="of:=[.D53]*[.E53]*[.F53]" office:value-type="float" office:value="18740000">
            <text:p>18740000</text:p>
          </table:table-cell>
          <table:table-cell table:formula="of:=1999999*[.E53]*[.F53]" office:value-type="float" office:value="3999998">
            <text:p>3999998</text:p>
          </table:table-cell>
          <table:table-cell table:formula="of:=1300000*[.E53]*[.F53]" office:value-type="float" office:value="2600000">
            <text:p>2600000</text:p>
          </table:table-cell>
          <table:table-cell table:number-columns-repeated="6"/>
        </table:table-row>
        <table:table-row table:style-name="ro1">
          <table:table-cell table:number-columns-repeated="6"/>
          <table:table-cell table:style-name="ce3" table:formula="of:=[.G52]+[.G53]" office:value-type="float" office:value="56620000">
            <text:p>56620000</text:p>
          </table:table-cell>
          <table:table-cell table:formula="of:=[.H52]+[.H53]" office:value-type="float" office:value="11999994">
            <text:p>11999994</text:p>
          </table:table-cell>
          <table:table-cell table:formula="of:=[.I52]+[.I53]" office:value-type="float" office:value="7800000">
            <text:p>7800000</text:p>
          </table:table-cell>
          <table:table-cell table:formula="of:=[.G54]+[.H54]+[.I54]" office:value-type="float" office:value="76419994">
            <text:p>76419994</text:p>
          </table:table-cell>
          <table:table-cell table:number-columns-repeated="5"/>
        </table:table-row>
        <table:table-row table:style-name="ro1">
          <table:table-cell/>
          <table:table-cell office:value-type="string">
            <text:p>Vd 5</text:p>
          </table:table-cell>
          <table:table-cell table:number-columns-repeated="13"/>
        </table:table-row>
        <table:table-row table:style-name="ro1">
          <table:table-cell/>
          <table:table-cell table:style-name="ce3" office:value-type="string">
            <text:p>từ ngày</text:p>
          </table:table-cell>
          <table:table-cell table:style-name="ce3" office:value-type="string">
            <text:p>đến ngày</text:p>
          </table:table-cell>
          <table:table-cell table:style-name="ce3" office:value-type="string">
            <text:p>giá</text:p>
          </table:table-cell>
          <table:table-cell table:style-name="ce3" office:value-type="string">
            <text:p>số phòng</text:p>
          </table:table-cell>
          <table:table-cell office:value-type="string">
            <text:p>Số ngày</text:p>
          </table:table-cell>
          <table:table-cell office:value-type="string">
            <text:p>thành tiền</text:p>
          </table:table-cell>
          <table:table-cell office:value-type="string">
            <text:p>giường phụ</text:p>
          </table:table-cell>
          <table:table-cell office:value-type="string">
            <text:p>phí khác</text:p>
          </table:table-cell>
          <table:table-cell office:value-type="string">
            <text:p>Tổng tiền</text:p>
          </table:table-cell>
          <table:table-cell table:number-columns-repeated="5"/>
        </table:table-row>
        <table:table-row table:style-name="ro1">
          <table:table-cell/>
          <table:table-cell table:style-name="ce12" office:value-type="string">
            <text:p>30/9</text:p>
          </table:table-cell>
          <table:table-cell table:style-name="ce10" office:value-type="date" office:date-value="2015-01-10">
            <text:p>01/10/15</text:p>
          </table:table-cell>
          <table:table-cell office:value-type="float" office:value="9470000">
            <text:p>9470000</text:p>
          </table:table-cell>
          <table:table-cell office:value-type="float" office:value="2">
            <text:p>2</text:p>
          </table:table-cell>
          <table:table-cell office:value-type="float" office:value="1">
            <text:p>1</text:p>
          </table:table-cell>
          <table:table-cell table:formula="of:=[.D57]*[.E57]*[.F57]" office:value-type="float" office:value="18940000">
            <text:p>18940000</text:p>
          </table:table-cell>
          <table:table-cell table:formula="of:=1999999*[.E57]*[.F57]" office:value-type="float" office:value="3999998">
            <text:p>3999998</text:p>
          </table:table-cell>
          <table:table-cell table:formula="of:=1300000*[.E57]*[.F57]" office:value-type="float" office:value="2600000">
            <text:p>2600000</text:p>
          </table:table-cell>
          <table:table-cell table:number-columns-repeated="6"/>
        </table:table-row>
        <table:table-row table:style-name="ro1">
          <table:table-cell/>
          <table:table-cell table:style-name="ce10" office:value-type="date" office:date-value="2015-01-10">
            <text:p>01/10/15</text:p>
          </table:table-cell>
          <table:table-cell table:style-name="ce19" office:value-type="date" office:date-value="2015-02-10">
            <text:p>02/10/15</text:p>
          </table:table-cell>
          <table:table-cell office:value-type="float" office:value="9370000">
            <text:p>9370000</text:p>
          </table:table-cell>
          <table:table-cell office:value-type="float" office:value="2">
            <text:p>2</text:p>
          </table:table-cell>
          <table:table-cell office:value-type="float" office:value="1">
            <text:p>1</text:p>
          </table:table-cell>
          <table:table-cell table:formula="of:=[.D58]*[.E58]*[.F58]" office:value-type="float" office:value="18740000">
            <text:p>18740000</text:p>
          </table:table-cell>
          <table:table-cell table:formula="of:=1999999*[.E58]*[.F58]" office:value-type="float" office:value="3999998">
            <text:p>3999998</text:p>
          </table:table-cell>
          <table:table-cell table:formula="of:=1300000*[.E58]*[.F58]" office:value-type="float" office:value="2600000">
            <text:p>2600000</text:p>
          </table:table-cell>
          <table:table-cell table:number-columns-repeated="6"/>
        </table:table-row>
        <table:table-row table:style-name="ro1">
          <table:table-cell table:number-columns-repeated="6"/>
          <table:table-cell table:style-name="ce3" table:formula="of:=[.G57]+[.G58]" office:value-type="float" office:value="37680000">
            <text:p>37680000</text:p>
          </table:table-cell>
          <table:table-cell table:formula="of:=[.H57]+[.H58]" office:value-type="float" office:value="7999996">
            <text:p>7999996</text:p>
          </table:table-cell>
          <table:table-cell table:formula="of:=[.I57]+[.I58]" office:value-type="float" office:value="5200000">
            <text:p>5200000</text:p>
          </table:table-cell>
          <table:table-cell table:formula="of:=[.G59]+[.H59]+[.I59]" office:value-type="float" office:value="50879996">
            <text:p>50879996</text:p>
          </table:table-cell>
          <table:table-cell table:number-columns-repeated="5"/>
        </table:table-row>
        <table:table-row table:style-name="ro1">
          <table:table-cell/>
          <table:table-cell office:value-type="string">
            <text:p>vd6</text:p>
          </table:table-cell>
          <table:table-cell table:number-columns-repeated="13"/>
        </table:table-row>
        <table:table-row table:style-name="ro1">
          <table:table-cell/>
          <table:table-cell table:style-name="ce3" office:value-type="string">
            <text:p>từ ngày</text:p>
          </table:table-cell>
          <table:table-cell table:style-name="ce3" office:value-type="string">
            <text:p>đến ngày</text:p>
          </table:table-cell>
          <table:table-cell table:style-name="ce3" office:value-type="string">
            <text:p>giá</text:p>
          </table:table-cell>
          <table:table-cell table:style-name="ce3" office:value-type="string">
            <text:p>số phòng</text:p>
          </table:table-cell>
          <table:table-cell office:value-type="string">
            <text:p>Số ngày</text:p>
          </table:table-cell>
          <table:table-cell office:value-type="string">
            <text:p>thành tiền</text:p>
          </table:table-cell>
          <table:table-cell office:value-type="string">
            <text:p>giường phụ</text:p>
          </table:table-cell>
          <table:table-cell office:value-type="string">
            <text:p>phí khác</text:p>
          </table:table-cell>
          <table:table-cell office:value-type="string">
            <text:p>Tổng tiền</text:p>
          </table:table-cell>
          <table:table-cell table:number-columns-repeated="5"/>
        </table:table-row>
        <table:table-row table:style-name="ro1">
          <table:table-cell/>
          <table:table-cell office:value-type="string">
            <text:p>29/8</text:p>
          </table:table-cell>
          <table:table-cell office:value-type="string">
            <text:p>31/8</text:p>
          </table:table-cell>
          <table:table-cell table:formula="of:=9370000-9370000*10/100" office:value-type="float" office:value="8433000">
            <text:p>8433000</text:p>
          </table:table-cell>
          <table:table-cell table:number-columns-repeated="2" office:value-type="float" office:value="2">
            <text:p>2</text:p>
          </table:table-cell>
          <table:table-cell table:formula="of:=[.D62]*[.E62]*[.F62]" office:value-type="float" office:value="33732000">
            <text:p>33732000</text:p>
          </table:table-cell>
          <table:table-cell table:formula="of:=1999999*[.E62]*[.F62]" office:value-type="float" office:value="7999996">
            <text:p>7999996</text:p>
          </table:table-cell>
          <table:table-cell table:formula="of:=1300000*[.E62]*[.F62]" office:value-type="float" office:value="5200000">
            <text:p>5200000</text:p>
          </table:table-cell>
          <table:table-cell table:number-columns-repeated="6"/>
        </table:table-row>
        <table:table-row table:style-name="ro1">
          <table:table-cell table:number-columns-repeated="6"/>
          <table:table-cell table:style-name="ce3" office:value-type="float" office:value="33732000">
            <text:p>33732000</text:p>
          </table:table-cell>
          <table:table-cell table:formula="of:=[.H62]" office:value-type="float" office:value="7999996">
            <text:p>7999996</text:p>
          </table:table-cell>
          <table:table-cell table:formula="of:=[.I62]" office:value-type="float" office:value="5200000">
            <text:p>5200000</text:p>
          </table:table-cell>
          <table:table-cell table:formula="of:=[.G63]+[.H63]+[.I63]" office:value-type="float" office:value="46931996">
            <text:p>46931996</text:p>
          </table:table-cell>
          <table:table-cell table:number-columns-repeated="5"/>
        </table:table-row>
        <table:table-row table:style-name="ro1">
          <table:table-cell/>
          <table:table-cell office:value-type="string">
            <text:p>vd7</text:p>
          </table:table-cell>
          <table:table-cell table:number-columns-repeated="13"/>
        </table:table-row>
        <table:table-row table:style-name="ro1">
          <table:table-cell/>
          <table:table-cell table:style-name="ce3" office:value-type="string">
            <text:p>từ ngày</text:p>
          </table:table-cell>
          <table:table-cell table:style-name="ce3" office:value-type="string">
            <text:p>đến ngày</text:p>
          </table:table-cell>
          <table:table-cell table:style-name="ce3" office:value-type="string">
            <text:p>giá</text:p>
          </table:table-cell>
          <table:table-cell table:style-name="ce3" office:value-type="string">
            <text:p>số phòng</text:p>
          </table:table-cell>
          <table:table-cell office:value-type="string">
            <text:p>Số ngày</text:p>
          </table:table-cell>
          <table:table-cell office:value-type="string">
            <text:p>thành tiền</text:p>
          </table:table-cell>
          <table:table-cell office:value-type="string">
            <text:p>giường phụ</text:p>
          </table:table-cell>
          <table:table-cell office:value-type="string">
            <text:p>phí khác</text:p>
          </table:table-cell>
          <table:table-cell office:value-type="string">
            <text:p>Tổng tiền</text:p>
          </table:table-cell>
          <table:table-cell table:number-columns-repeated="5"/>
        </table:table-row>
        <table:table-row table:style-name="ro1">
          <table:table-cell/>
          <table:table-cell table:style-name="ce10" office:value-type="date" office:date-value="2015-01-09">
            <text:p>01/09/15</text:p>
          </table:table-cell>
          <table:table-cell table:style-name="ce10" office:value-type="date" office:date-value="2015-02-09">
            <text:p>02/09/15</text:p>
          </table:table-cell>
          <table:table-cell table:formula="of:=9470000-9470000*10/100" office:value-type="float" office:value="8523000">
            <text:p>8523000</text:p>
          </table:table-cell>
          <table:table-cell office:value-type="float" office:value="2">
            <text:p>2</text:p>
          </table:table-cell>
          <table:table-cell office:value-type="float" office:value="1">
            <text:p>1</text:p>
          </table:table-cell>
          <table:table-cell table:formula="of:=[.D66]*[.E66]*[.F66]" office:value-type="float" office:value="17046000">
            <text:p>17046000</text:p>
          </table:table-cell>
          <table:table-cell table:formula="of:=1999999*[.E66]*[.F66]" office:value-type="float" office:value="3999998">
            <text:p>3999998</text:p>
          </table:table-cell>
          <table:table-cell table:formula="of:=1300000*[.E66]*[.F66]" office:value-type="float" office:value="2600000">
            <text:p>2600000</text:p>
          </table:table-cell>
          <table:table-cell table:number-columns-repeated="6"/>
        </table:table-row>
        <table:table-row table:style-name="ro1">
          <table:table-cell table:number-columns-repeated="6"/>
          <table:table-cell table:style-name="ce3" table:formula="of:=[.G66]" office:value-type="float" office:value="17046000">
            <text:p>17046000</text:p>
          </table:table-cell>
          <table:table-cell table:formula="of:=[.H66]" office:value-type="float" office:value="3999998">
            <text:p>3999998</text:p>
          </table:table-cell>
          <table:table-cell table:formula="of:=[.I66]" office:value-type="float" office:value="2600000">
            <text:p>2600000</text:p>
          </table:table-cell>
          <table:table-cell table:style-name="ce3" table:formula="of:=[.G67]+[.H67]+[.I67]" office:value-type="float" office:value="23645998">
            <text:p>23645998</text:p>
          </table:table-cell>
          <table:table-cell table:number-columns-repeated="5"/>
        </table:table-row>
        <table:table-row table:style-name="ro1">
          <table:table-cell table:number-columns-repeated="15"/>
        </table:table-row>
        <table:table-row table:style-name="ro1">
          <table:table-cell/>
          <table:table-cell office:value-type="string">
            <text:p>vd8</text:p>
          </table:table-cell>
          <table:table-cell table:number-columns-repeated="13"/>
        </table:table-row>
        <table:table-row table:style-name="ro1">
          <table:table-cell/>
          <table:table-cell table:style-name="ce3" office:value-type="string">
            <text:p>từ ngày</text:p>
          </table:table-cell>
          <table:table-cell table:style-name="ce3" office:value-type="string">
            <text:p>đến ngày</text:p>
          </table:table-cell>
          <table:table-cell table:style-name="ce3" office:value-type="string">
            <text:p>giá</text:p>
          </table:table-cell>
          <table:table-cell table:style-name="ce3" office:value-type="string">
            <text:p>số phòng</text:p>
          </table:table-cell>
          <table:table-cell office:value-type="string">
            <text:p>Số ngày</text:p>
          </table:table-cell>
          <table:table-cell office:value-type="string">
            <text:p>thành tiền</text:p>
          </table:table-cell>
          <table:table-cell office:value-type="string">
            <text:p>giường phụ</text:p>
          </table:table-cell>
          <table:table-cell office:value-type="string">
            <text:p>phí khác</text:p>
          </table:table-cell>
          <table:table-cell office:value-type="string">
            <text:p>Tổng tiền</text:p>
          </table:table-cell>
          <table:table-cell table:number-columns-repeated="5"/>
        </table:table-row>
        <table:table-row table:style-name="ro1">
          <table:table-cell/>
          <table:table-cell office:value-type="string">
            <text:p>20/9</text:p>
          </table:table-cell>
          <table:table-cell office:value-type="string">
            <text:p>24/9</text:p>
          </table:table-cell>
          <table:table-cell office:value-type="float" office:value="9470000">
            <text:p>9470000</text:p>
          </table:table-cell>
          <table:table-cell office:value-type="float" office:value="2">
            <text:p>2</text:p>
          </table:table-cell>
          <table:table-cell office:value-type="float" office:value="4">
            <text:p>4</text:p>
          </table:table-cell>
          <table:table-cell table:formula="of:=[.D71]*[.E71]*[.F71]" office:value-type="float" office:value="75760000">
            <text:p>75760000</text:p>
          </table:table-cell>
          <table:table-cell table:formula="of:=1999999*[.E71]*[.F71]" office:value-type="float" office:value="15999992">
            <text:p>15999992</text:p>
          </table:table-cell>
          <table:table-cell table:formula="of:=1300000*[.E71]*[.F71]" office:value-type="float" office:value="10400000">
            <text:p>10400000</text:p>
          </table:table-cell>
          <table:table-cell table:number-columns-repeated="6"/>
        </table:table-row>
        <table:table-row table:style-name="ro1">
          <table:table-cell table:number-columns-repeated="6"/>
          <table:table-cell table:style-name="ce3" table:formula="of:=[.G71]" office:value-type="float" office:value="75760000">
            <text:p>75760000</text:p>
          </table:table-cell>
          <table:table-cell table:formula="of:=[.H71]" office:value-type="float" office:value="15999992">
            <text:p>15999992</text:p>
          </table:table-cell>
          <table:table-cell table:formula="of:=[.I71]" office:value-type="float" office:value="10400000">
            <text:p>10400000</text:p>
          </table:table-cell>
          <table:table-cell table:style-name="ce3" table:formula="of:=[.G72]+[.H72]+[.I72]" office:value-type="float" office:value="102159992">
            <text:p>102159992</text:p>
          </table:table-cell>
          <table:table-cell table:number-columns-repeated="5"/>
        </table:table-row>
        <table:table-row table:style-name="ro1">
          <table:table-cell/>
          <table:table-cell office:value-type="string">
            <text:p>vd9 </text:p>
          </table:table-cell>
          <table:table-cell table:number-columns-repeated="13"/>
        </table:table-row>
        <table:table-row table:style-name="ro1">
          <table:table-cell/>
          <table:table-cell table:style-name="ce3" office:value-type="string">
            <text:p>từ ngày</text:p>
          </table:table-cell>
          <table:table-cell table:style-name="ce3" office:value-type="string">
            <text:p>đến ngày</text:p>
          </table:table-cell>
          <table:table-cell table:style-name="ce3" office:value-type="string">
            <text:p>giá</text:p>
          </table:table-cell>
          <table:table-cell table:style-name="ce3" office:value-type="string">
            <text:p>số phòng</text:p>
          </table:table-cell>
          <table:table-cell office:value-type="string">
            <text:p>Số ngày</text:p>
          </table:table-cell>
          <table:table-cell office:value-type="string">
            <text:p>thành tiền</text:p>
          </table:table-cell>
          <table:table-cell office:value-type="string">
            <text:p>giường phụ</text:p>
          </table:table-cell>
          <table:table-cell office:value-type="string">
            <text:p>phí khác</text:p>
          </table:table-cell>
          <table:table-cell office:value-type="string">
            <text:p>Tổng tiền</text:p>
          </table:table-cell>
          <table:table-cell table:number-columns-repeated="5"/>
        </table:table-row>
        <table:table-row table:style-name="ro1">
          <table:table-cell/>
          <table:table-cell table:style-name="ce12" office:value-type="string">
            <text:p>25/8 </text:p>
          </table:table-cell>
          <table:table-cell office:value-type="string">
            <text:p>29/8</text:p>
          </table:table-cell>
          <table:table-cell office:value-type="float" office:value="9370000">
            <text:p>9370000</text:p>
          </table:table-cell>
          <table:table-cell office:value-type="float" office:value="2">
            <text:p>2</text:p>
          </table:table-cell>
          <table:table-cell office:value-type="float" office:value="4">
            <text:p>4</text:p>
          </table:table-cell>
          <table:table-cell table:formula="of:=[.D75]*[.E75]*[.F75]" office:value-type="float" office:value="74960000">
            <text:p>74960000</text:p>
          </table:table-cell>
          <table:table-cell table:number-columns-repeated="8"/>
        </table:table-row>
        <table:table-row table:style-name="ro1">
          <table:table-cell/>
          <table:table-cell office:value-type="string">
            <text:p>29/8</text:p>
          </table:table-cell>
          <table:table-cell table:style-name="ce10" office:value-type="date" office:date-value="2015-01-09">
            <text:p>01/09/15</text:p>
          </table:table-cell>
          <table:table-cell table:formula="of:=9370000-9370000*10/100" office:value-type="float" office:value="8433000">
            <text:p>8433000</text:p>
          </table:table-cell>
          <table:table-cell office:value-type="float" office:value="2">
            <text:p>2</text:p>
          </table:table-cell>
          <table:table-cell office:value-type="float" office:value="3">
            <text:p>3</text:p>
          </table:table-cell>
          <table:table-cell table:formula="of:=[.D76]*[.E76]*[.F76]" office:value-type="float" office:value="50598000">
            <text:p>50598000</text:p>
          </table:table-cell>
          <table:table-cell table:number-columns-repeated="8"/>
        </table:table-row>
        <table:table-row table:style-name="ro1">
          <table:table-cell/>
          <table:table-cell table:style-name="ce13" office:value-type="date" office:date-value="2015-01-09">
            <text:p>01/09/15</text:p>
          </table:table-cell>
          <table:table-cell table:style-name="ce10" office:value-type="date" office:date-value="2015-03-09">
            <text:p>03/09/15</text:p>
          </table:table-cell>
          <table:table-cell table:formula="of:=9470000-9470000*10/100" office:value-type="float" office:value="8523000">
            <text:p>8523000</text:p>
          </table:table-cell>
          <table:table-cell table:number-columns-repeated="2" office:value-type="float" office:value="2">
            <text:p>2</text:p>
          </table:table-cell>
          <table:table-cell table:formula="of:=[.D77]*[.E77]*[.F77]" office:value-type="float" office:value="34092000">
            <text:p>34092000</text:p>
          </table:table-cell>
          <table:table-cell table:number-columns-repeated="8"/>
        </table:table-row>
        <table:table-row table:style-name="ro1">
          <table:table-cell/>
          <table:table-cell table:style-name="ce10" office:value-type="date" office:date-value="2015-03-09">
            <text:p>03/09/15</text:p>
          </table:table-cell>
          <table:table-cell table:style-name="ce19" office:value-type="date" office:date-value="2015-05-09">
            <text:p>05/09/15</text:p>
          </table:table-cell>
          <table:table-cell office:value-type="float" office:value="9470000">
            <text:p>9470000</text:p>
          </table:table-cell>
          <table:table-cell table:number-columns-repeated="2" office:value-type="float" office:value="2">
            <text:p>2</text:p>
          </table:table-cell>
          <table:table-cell table:formula="of:=[.D78]*[.E78]*[.F78]" office:value-type="float" office:value="37880000">
            <text:p>37880000</text:p>
          </table:table-cell>
          <table:table-cell table:number-columns-repeated="8"/>
        </table:table-row>
        <table:table-row table:style-name="ro1">
          <table:table-cell table:number-columns-repeated="6"/>
          <table:table-cell table:formula="of:=SUM([.G75:.G78])" office:value-type="float" office:value="197530000">
            <text:p>197530000</text:p>
          </table:table-cell>
          <table:table-cell table:number-columns-repeated="8"/>
        </table:table-row>
      </table:table>
      <table:table table:name="Trang tính5" table:style-name="ta1" table:print="false">
        <table:table-column table:style-name="co1" table:default-cell-style-name="Default"/>
        <table:table-column table:style-name="co1" table:default-cell-style-name="ce3"/>
        <table:table-column table:style-name="co1" table:number-columns-repeated="1022" table:default-cell-style-name="Default"/>
        <table:table-row table:style-name="ro1" table:number-rows-repeated="2">
          <table:table-cell/>
          <table:table-cell table:style-name="Default"/>
          <table:table-cell table:number-columns-repeated="1022"/>
        </table:table-row>
        <table:table-row table:style-name="ro1">
          <table:table-cell/>
          <table:table-cell office:value-type="string">
            <text:p>1. Bo phan banner anh trang chu, cho o tron va text, logo 44 chieu cao</text:p>
          </table:table-cell>
          <table:table-cell table:number-columns-repeated="1022"/>
        </table:table-row>
        <table:table-row table:style-name="ro1">
          <table:table-cell table:style-name="ce3"/>
          <table:table-cell office:value-type="string">
            <text:p>2. Slide ảnh ks và golf cho bé đi</text:p>
          </table:table-cell>
          <table:table-cell table:style-name="ce3" table:number-columns-repeated="1022"/>
        </table:table-row>
        <table:table-row table:style-name="ro1">
          <table:table-cell/>
          <table:table-cell office:value-type="string">
            <text:p>3. Bỏ phần tin tức trong đặt phòng golf</text:p>
          </table:table-cell>
          <table:table-cell table:number-columns-repeated="1022"/>
        </table:table-row>
        <table:table-row table:style-name="ro1">
          <table:table-cell table:style-name="ce3"/>
          <table:table-cell office:value-type="string">
            <text:p>4. Them quan ly dieu khoan thanh toan cua Golf va Khach san: chen vao email, in hoa don</text:p>
          </table:table-cell>
          <table:table-cell table:style-name="ce3" table:number-columns-repeated="1022"/>
        </table:table-row>
        <table:table-row table:style-name="ro1">
          <table:table-cell table:style-name="ce3"/>
          <table:table-cell office:value-type="string">
            <text:p>5. Check lai javascript cua GolfPrice khi chon o va chon thang bi sai dong, vi du click vao dong 2 thi bi</text:p>
          </table:table-cell>
          <table:table-cell table:style-name="ce3" table:number-columns-repeated="1022"/>
        </table:table-row>
        <table:table-row table:style-name="ro1">
          <table:table-cell/>
          <table:table-cell office:value-type="string">
            <text:p>6. Menu san golf o phan dich vu Golf lam kieu Menu danh muc, chon san golf thi ra cac san con</text:p>
          </table:table-cell>
          <table:table-cell table:number-columns-repeated="1022"/>
        </table:table-row>
        <table:table-row table:style-name="ro1">
          <table:table-cell table:style-name="ce3"/>
          <table:table-cell office:value-type="string">
            <text:p>7. HotLine tang them kich thuoc 4 so dt</text:p>
          </table:table-cell>
          <table:table-cell table:style-name="ce3" table:number-columns-repeated="1022"/>
        </table:table-row>
        <table:table-row table:style-name="ro1">
          <table:table-cell table:style-name="ce3"/>
          <table:table-cell office:value-type="string">
            <text:p>8. Phan thong tin tim kiem ks cho tieu de dam len o trang chu</text:p>
          </table:table-cell>
          <table:table-cell table:style-name="ce3" table:number-columns-repeated="1022"/>
        </table:table-row>
        <table:table-row table:style-name="ro1">
          <table:table-cell table:style-name="ce3"/>
          <table:table-cell office:value-type="string">
            <text:p>9. Phan Top ks ban chay nhat order by theo tieu chuan 6*,5* tu thap den cao</text:p>
          </table:table-cell>
          <table:table-cell table:style-name="ce3" table:number-columns-repeated="1022"/>
        </table:table-row>
        <table:table-row table:style-name="ro1">
          <table:table-cell table:style-name="ce3"/>
          <table:table-cell office:value-type="string">
            <text:p>10. Cac khoang trang tren trang chu nen co lai</text:p>
          </table:table-cell>
          <table:table-cell table:style-name="ce3" table:number-columns-repeated="1022"/>
        </table:table-row>
        <table:table-row table:style-name="ro1">
          <table:table-cell table:style-name="ce3"/>
          <table:table-cell office:value-type="string">
            <text:p>11. Hoa don chi tiet hien thi o phan dat phong khach san cho khach hang xem</text:p>
          </table:table-cell>
          <table:table-cell table:style-name="ce3" table:number-columns-repeated="1022"/>
        </table:table-row>
        <table:table-row table:style-name="ro1">
          <table:table-cell/>
          <table:table-cell office:value-type="string">
            <text:p>12. Click email de lay gia voi khach san chua co gia:--&gt; Them field cho phan hien thi gia cua room</text:p>
          </table:table-cell>
          <table:table-cell table:number-columns-repeated="3"/>
          <table:table-cell office:value-type="string">
            <text:p>Hien thi form email va so dien thoai de kh gui vao hom mail</text:p>
          </table:table-cell>
          <table:table-cell table:number-columns-repeated="1018"/>
        </table:table-row>
        <table:table-row table:style-name="ro1">
          <table:table-cell/>
          <table:table-cell table:style-name="Default" office:value-type="string">
            <text:p>13: Co icon va sound bao hieu khi co khach hang dat phong hoac dien email </text:p>
          </table:table-cell>
          <table:table-cell table:number-columns-repeated="1022"/>
        </table:table-row>
        <table:table-row table:style-name="ro1">
          <table:table-cell table:style-name="ce3"/>
          <table:table-cell office:value-type="string">
            <text:p>14. Thanh toan online</text:p>
          </table:table-cell>
          <table:table-cell table:style-name="ce3" table:number-columns-repeated="1022"/>
        </table:table-row>
        <table:table-row table:style-name="ro1">
          <table:table-cell/>
          <table:table-cell table:style-name="Default" office:value-type="string">
            <text:p>15. Them admin quan ly giao dich thanh cong hotel_payment_info--&gt; chua can khi nao co thanh toan online moi can</text:p>
          </table:table-cell>
          <table:table-cell table:number-columns-repeated="1022"/>
        </table:table-row>
        <table:table-row table:style-name="ro10">
          <table:table-cell/>
          <table:table-cell office:value-type="string">
            <text:p>16. <text:span text:style-name="T2">Thêm Gửi yêu cầu</text:span></text:p>
            <text:p><text:span text:style-name="T2"/></text:p>
            <text:p><text:span text:style-name="T2"/></text:p>
            <text:p><text:span text:style-name="T2">có tên , email , dt , địa chỉ và khung nội dung yêu cầu</text:span></text:p>
            <text:p><text:span text:style-name="T2"/></text:p>
            <text:p><text:span text:style-name="T2"/></text:p>
            <text:p><text:span text:style-name="T2"/></text:p>
          </table:table-cell>
          <table:table-cell table:style-name="ce3" table:number-columns-repeated="5"/>
          <table:table-cell table:number-columns-repeated="1017"/>
        </table:table-row>
        <table:table-row table:style-name="ro1">
          <table:table-cell/>
          <table:table-cell office:value-type="string">
            <text:p>17. Mục quản lý khách sạn thêm mục tìm theo tỉnh thành</text:p>
          </table:table-cell>
          <table:table-cell table:number-columns-repeated="1022"/>
        </table:table-row>
        <table:table-row table:style-name="ro1">
          <table:table-cell/>
          <table:table-cell table:style-name="Default" office:value-type="string">
            <text:p>18. Cho sân golf ngẫu nhiên vào mục tìm kiếm golf/list</text:p>
          </table:table-cell>
          <table:table-cell table:number-columns-repeated="1022"/>
        </table:table-row>
        <table:table-row table:style-name="ro11">
          <table:table-cell/>
          <table:table-cell office:value-type="string">
            <text:p>19. <text:span text:style-name="T2">Choupon tự trừ đi 1 nếu đăng ký thành công, nếu hết thì không hiển thị nữa.</text:span></text:p>
            <text:p><text:span text:style-name="T2"/></text:p>
            <text:p><text:span text:style-name="T2"/></text:p>
            <text:p><text:span text:style-name="T2"/></text:p>
            <text:p><text:span text:style-name="T2"/></text:p>
          </table:table-cell>
          <table:table-cell table:number-columns-repeated="1022"/>
        </table:table-row>
        <table:table-row table:style-name="ro1">
          <table:table-cell/>
          <table:table-cell table:style-name="Default" office:value-type="string">
            <text:p>20. Format và validate các input ở phần admin, cái nào kiểu số thì không cho nhập chữ, nhập giá sắp xếp từ thấp đén cao</text:p>
          </table:table-cell>
          <table:table-cell table:number-columns-repeated="1022"/>
        </table:table-row>
        <table:table-row table:style-name="ro1">
          <table:table-cell/>
          <table:table-cell office:value-type="string">
            <text:p>21. Phần tìm kiếm khách sạn khi click vào phòng hiển thị chi tiết về phòng đó(không hiển thị giường phụ có hay không), lấy ở phần danh sách phòng(không hiển thị giường phụ có hay không)</text:p>
          </table:table-cell>
          <table:table-cell table:number-columns-repeated="1022"/>
        </table:table-row>
        <table:table-row table:style-name="ro1">
          <table:table-cell/>
          <table:table-cell office:value-type="string">
            <text:p>22. Thêm hóa đơn cho golf, 3 trường: phụ thu: giá thêm số hố, giá xe điện và ghi chú phụ thu và cho vào email, in hóa đơn</text:p>
          </table:table-cell>
          <table:table-cell table:number-columns-repeated="1022"/>
        </table:table-row>
        <table:table-row table:style-name="ro1">
          <table:table-cell/>
          <table:table-cell office:value-type="string">
            <text:p>23. giá cuối tuần hiển thị cho sân golf</text:p>
          </table:table-cell>
          <table:table-cell table:style-name="ce3" table:number-columns-repeated="2"/>
          <table:table-cell table:number-columns-repeated="1020"/>
        </table:table-row>
        <table:table-row table:style-name="ro1">
          <table:table-cell/>
          <table:table-cell office:value-type="string">
            <text:p>24. Slide ảnh chạy up bao nhiêu chạy bấy nhiêu</text:p>
          </table:table-cell>
          <table:table-cell table:number-columns-repeated="1022"/>
        </table:table-row>
        <table:table-row table:style-name="ro1">
          <table:table-cell/>
          <table:table-cell office:value-type="string">
            <text:p>25. Khách sạn liên quan đến vùng, gallery click vào là booking</text:p>
          </table:table-cell>
          <table:table-cell table:number-columns-repeated="1022"/>
        </table:table-row>
        <table:table-row table:style-name="ro1">
          <table:table-cell/>
          <table:table-cell office:value-type="string">
            <text:p>26. Đặt phòng theo từng phòng, lúc hiển thị đặt chỉ hiển thị thông tin phòng đó, click đổi phòng mới hiện phòng khác</text:p>
          </table:table-cell>
          <table:table-cell table:style-name="ce3" table:number-columns-repeated="4"/>
          <table:table-cell table:number-columns-repeated="1018"/>
        </table:table-row>
        <table:table-row table:style-name="ro1">
          <table:table-cell/>
          <table:table-cell office:value-type="string">
            <text:p>27. Bản đồ icon bên cạnh chỉ số *, click vào thì ra bản đồ khách sạn</text:p>
          </table:table-cell>
          <table:table-cell table:style-name="ce3" table:number-columns-repeated="4"/>
          <table:table-cell table:number-columns-repeated="1018"/>
        </table:table-row>
        <table:table-row table:style-name="ro12">
          <table:table-cell/>
          <table:table-cell office:value-type="string">
            <text:p>28. Phần đăng ký chơi golf thêm số xe buggy, số khách chơi, công thức tính là Giá 18 hố là A số khách là B , Giá Buggy là C số buggy là D</text:p>
            <text:p><text:s/>Tổng: = (A*B)+(C*D)</text:p>
          </table:table-cell>
          <table:table-cell table:number-columns-repeated="1022"/>
        </table:table-row>
        <table:table-row table:style-name="ro1">
          <table:table-cell/>
          <table:table-cell office:value-type="string">
            <text:p>29. Phần dịch vụ golf hiển thị thêm giá Choupon</text:p>
          </table:table-cell>
          <table:table-cell table:number-columns-repeated="1022"/>
        </table:table-row>
        <table:table-row table:style-name="ro1">
          <table:table-cell/>
          <table:table-cell office:value-type="string">
            <text:p>30. Ưu đĩa golf choupon chỉ cần 1 ưu đãi để nhập hết vào 1 chỗ</text:p>
          </table:table-cell>
          <table:table-cell table:number-columns-repeated="1022"/>
        </table:table-row>
        <table:table-row table:style-name="ro1">
          <table:table-cell/>
          <table:table-cell office:value-type="string">
            <text:p>31: Cho hóa đơn sân golf lúc đặt sân để khách hàng chơi</text:p>
          </table:table-cell>
          <table:table-cell table:number-columns-repeated="1022"/>
        </table:table-row>
        <table:table-row table:style-name="ro1">
          <table:table-cell/>
          <table:table-cell office:value-type="string">
            <text:p>32. Khoảng thời gian khuyến mại cho nhập cả ngày quá khứ, ô text để nhập chi tiết khuyến mại,hiển thị để click xem chi tiết ở dịch vụ</text:p>
          </table:table-cell>
          <table:table-cell table:number-columns-repeated="1022"/>
        </table:table-row>
        <table:table-row table:style-name="ro1">
          <table:table-cell/>
          <table:table-cell office:value-type="string">
            <text:p>33. Phần search khách sạn cho phản hồi khách sạn, hoặc top bán chạy, hoặc tool gì đó cho phong phú--&gt; Cho thêm module khách sạn nhiều người quan tâm</text:p>
          </table:table-cell>
          <table:table-cell table:number-columns-repeated="1022"/>
        </table:table-row>
        <table:table-row table:style-name="ro1">
          <table:table-cell/>
          <table:table-cell office:value-type="string">
            <text:p>34. Cho thêm nhập giá xe điện kèm giá sân golf</text:p>
          </table:table-cell>
          <table:table-cell table:number-columns-repeated="1022"/>
        </table:table-row>
        <table:table-row table:style-name="ro1">
          <table:table-cell/>
          <table:table-cell office:value-type="string">
            <text:p>35. Thêm phần note cho sân golf nhập admin, hiển thị dưới giới thiệu lúc booking</text:p>
          </table:table-cell>
          <table:table-cell table:number-columns-repeated="1022"/>
        </table:table-row>
        <table:table-row table:style-name="ro1">
          <table:table-cell/>
          <table:table-cell office:value-type="string">
            <text:p>36. Phần hóa đơn chi tiết với mobile vẫn chưa hiện hết được do màn hình quá bé--&gt; giải pháp nếu là mobile thì giấu đi</text:p>
          </table:table-cell>
          <table:table-cell table:number-columns-repeated="1022"/>
        </table:table-row>
        <table:table-row table:style-name="ro1">
          <table:table-cell/>
          <table:table-cell office:value-type="string">
            <text:p>37. Phần admin, ở bất kỳ đâu cũng cho ô Search để tím 1 khách sạn nào đó để sửa</text:p>
          </table:table-cell>
          <table:table-cell table:number-columns-repeated="1022"/>
        </table:table-row>
        <table:table-row table:style-name="ro1">
          <table:table-cell/>
          <table:table-cell table:style-name="Default" office:value-type="string">
            <text:p>38. Phần admin, kiểm tra lại các check value, nhập sao cho tiện</text:p>
          </table:table-cell>
          <table:table-cell table:number-columns-repeated="1022"/>
        </table:table-row>
        <table:table-row table:style-name="ro1">
          <table:table-cell/>
          <table:table-cell office:value-type="string">
            <text:p>39. Nghiên cứu xem phần Slide không resize thì có đẹp hơn không?</text:p>
          </table:table-cell>
          <table:table-cell table:number-columns-repeated="1022"/>
        </table:table-row>
      </table:table>
      <table:table table:name="Trang tính6" table:style-name="ta1" table:print="false">
        <table:table-column table:style-name="co1" table:number-columns-repeated="2" table:default-cell-style-name="Default"/>
        <table:table-column table:style-name="co1" table:number-columns-repeated="2" table:default-cell-style-name="ce3"/>
        <table:table-row table:style-name="ro1" table:number-rows-repeated="3">
          <table:table-cell table:number-columns-repeated="2"/>
          <table:table-cell table:style-name="Default" table:number-columns-repeated="2"/>
        </table:table-row>
        <table:table-row table:style-name="ro1">
          <table:table-cell table:number-columns-repeated="2"/>
          <table:table-cell office:value-type="float" office:value="1">
            <text:p>1</text:p>
          </table:table-cell>
          <table:table-cell office:value-type="string">
            <text:p>Cho link vào tất cả tên khách sạn, ảnh ở phần tìm kiếm như mục đặt phòng</text:p>
          </table:table-cell>
        </table:table-row>
        <table:table-row table:style-name="ro1">
          <table:table-cell table:number-columns-repeated="2"/>
          <table:table-cell office:value-type="float" office:value="2">
            <text:p>2</text:p>
          </table:table-cell>
          <table:table-cell office:value-type="string">
            <text:p>Cho điều khoản hủy, quy định đặt phòng vào mục đặt phòng bước 1 theo thứ tự: Điều kiện đặt hủy phòng của khách sạn đó</text:p>
          </table:table-cell>
        </table:table-row>
        <table:table-row table:style-name="ro1">
          <table:table-cell table:number-columns-repeated="2"/>
          <table:table-cell office:value-type="float" office:value="3">
            <text:p>3</text:p>
          </table:table-cell>
          <table:table-cell office:value-type="string">
            <text:p>Delete cái phần Thông tin EliteHotel</text:p>
          </table:table-cell>
        </table:table-row>
        <table:table-row table:style-name="ro1">
          <table:table-cell table:number-columns-repeated="2"/>
          <table:table-cell office:value-type="float" office:value="4">
            <text:p>4</text:p>
          </table:table-cell>
          <table:table-cell office:value-type="string">
            <text:p>Di chuột vào ảnh con thì hiện tên khách sạn ở mục KS nhiều người quan tâm-&gt; hiển thị tên</text:p>
          </table:table-cell>
        </table:table-row>
        <table:table-row table:style-name="ro1">
          <table:table-cell table:number-columns-repeated="2"/>
          <table:table-cell table:style-name="Default" office:value-type="float" office:value="5">
            <text:p>5</text:p>
          </table:table-cell>
          <table:table-cell office:value-type="string">
            <text:p>Top Deals thẳng hàng với khung trong </text:p>
          </table:table-cell>
        </table:table-row>
        <table:table-row table:style-name="ro1">
          <table:table-cell table:number-columns-repeated="2"/>
          <table:table-cell office:value-type="float" office:value="6">
            <text:p>6</text:p>
          </table:table-cell>
          <table:table-cell office:value-type="string">
            <text:p>Hiển thị dòng : Giá đã bao gồm VAT và thuế dịch vụ (hiển thị dưới danh sách phòng), nếu số phòng &gt;4 thì để ẩn và hiển thị nút xem thêm</text:p>
          </table:table-cell>
        </table:table-row>
        <table:table-row table:style-name="ro1">
          <table:table-cell table:number-columns-repeated="2"/>
          <table:table-cell office:value-type="float" office:value="7">
            <text:p>7</text:p>
          </table:table-cell>
          <table:table-cell office:value-type="string">
            <text:p>Phần search, co bớt trang của các khách sạn vào, cho nhỏ đi, thêm cột bên phải là top deals của vùng đó(kéo theo), thêm số người tối đa vào thông tin hiển thị mỗi phòng, cho phần "m2, ăn sáng.." xuống dưới tên phòng, co cột giá vào thẳng hàng với bên dưới</text:p>
          </table:table-cell>
        </table:table-row>
        <table:table-row table:style-name="ro1">
          <table:table-cell table:number-columns-repeated="2"/>
          <table:table-cell table:style-name="Default"/>
          <table:table-cell table:style-name="Default" office:value-type="string">
            <text:p>Làm sitema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7">03/07/2015</text:date>, <text:time>22:38: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4H27M1S</meta:editing-duration>
    <meta:editing-cycles>409</meta:editing-cycles>
    <meta:generator>OpenOffice/4.1.1$Win32 OpenOffice.org_project/411m6$Build-9775</meta:generator>
    <dc:date>2015-03-07T22:38:47.18</dc:date>
    <dc:creator>Huy Nguyen Viet</dc:creator>
    <meta:document-statistic meta:table-count="6" meta:cell-count="509" meta:object-count="0"/>
    <meta:user-defined meta:name="Info 1"/>
    <meta:user-defined meta:name="Info 2"/>
    <meta:user-defined meta:name="Info 3"/>
    <meta:user-defined meta:name="Info 4"/>
  </office:meta>
</office:document-meta>
</file>